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T4" style:family="text">
      <style:text-properties fo:font-family="Georgia" fo:font-size="15.000000000000000pt"/>
    </style:style>
    <style:style style:name="P6" style:family="paragraph">
      <style:paragraph-properties fo:margin="1.000000000000000pt"/>
    </style:style>
    <style:style style:name="T5" style:family="text">
      <style:text-properties fo:font-family="Book Antiqua" fo:font-size="14.000000000000000pt"/>
    </style:style>
    <style:style style:name="P7"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8" style:parent-style-name="Standard" style:family="paragraph">
      <style:paragraph-properties fo:margin-left="0.000000000000000pt" fo:margin-right="0.000000000000000pt"/>
      <style:text-properties fo:font-size="24.000000000000000pt"/>
    </style:style>
    <style:style style:name="P9" style:parent-style-name="Standard" style:family="paragraph">
      <style:paragraph-properties fo:margin-left="0.000000000000000pt" fo:margin-right="0.000000000000000pt" fo:text-align="center"/>
    </style:style>
    <style:style style:name="T7" style:family="text">
      <style:text-properties fo:font-family="comic sans ms"/>
    </style:style>
    <style:style style:name="P10" style:parent-style-name="Standard" style:family="paragraph">
      <style:paragraph-properties fo:margin-left="0.000000000000000pt" fo:margin-right="0.000000000000000pt" fo:text-align="center"/>
      <style:text-properties fo:font-family="comic sans ms"/>
    </style:style>
    <style:style style:name="T8" style:family="text">
      <style:text-properties fo:font-size="36.000000000000000pt"/>
    </style:style>
    <style:style style:name="P11" style:parent-style-name="Title" style:family="paragraph">
      <style:paragraph-properties fo:margin-left="0.000000000000000pt" fo:margin-right="0.000000000000000pt"/>
      <style:text-properties fo:font-size="36.000000000000000pt"/>
    </style:style>
    <style:style style:name="T9" style:family="text">
      <style:text-properties fo:font-size="28.000000000000000pt"/>
    </style:style>
    <style:style style:name="P12" style:parent-style-name="Title" style:family="paragraph">
      <style:paragraph-properties fo:margin-left="0.000000000000000pt" fo:margin-right="0.000000000000000pt"/>
      <style:text-properties fo:font-size="28.000000000000000pt"/>
    </style:style>
    <style:style style:name="T10" style:family="text">
      <style:text-properties fo:color="#a9a9a9"/>
    </style:style>
    <style:style style:name="P13" style:parent-style-name="Standard" style:family="paragraph">
      <style:paragraph-properties fo:margin-left="0.000000000000000pt" fo:margin-right="0.000000000000000pt"/>
      <style:text-properties fo:font-family="comic sans ms"/>
    </style:style>
    <style:style style:name="T11" style:family="text">
      <style:text-properties fo:font-family="gentium"/>
    </style:style>
    <style:style style:name="T12" style:family="text">
      <style:text-properties fo:font-family="Gentium"/>
    </style:style>
    <style:style style:name="P14" style:family="paragraph"/>
    <style:style style:name="P15" style:family="paragraph">
      <style:paragraph-properties fo:text-align="center"/>
    </style:style>
    <style:style style:name="T13" style:family="text">
      <style:text-properties fo:color="#ff0000" fo:font-family="comic sans ms" fo:font-size="16.000000000000000pt" fo:font-weight="100"/>
    </style:style>
    <style:style style:name="P16" style:family="paragraph">
      <style:paragraph-properties fo:margin="1.000000000000000pt" fo:text-align="center"/>
    </style:style>
    <style:style style:name="T14" style:family="text">
      <style:text-properties fo:color="#008b8b" fo:font-family="comic sans ms" fo:font-weight="100"/>
    </style:style>
    <style:style style:name="T15" style:family="text">
      <style:text-properties fo:color="#ff0000" fo:font-family="comic sans ms" fo:font-weight="100"/>
    </style:style>
    <style:style style:name="T16" style:family="text">
      <style:text-properties fo:color="#708090"/>
    </style:style>
    <style:style style:name="T17" style:family="text">
      <style:text-properties fo:background-color="#7cfc00"/>
    </style:style>
    <style:style style:name="T18" style:family="text">
      <style:text-properties fo:color="#808080"/>
    </style:style>
    <style:style style:name="T19" style:family="text">
      <style:text-properties fo:background-color="#7cfc00" fo:color="#708090"/>
    </style:style>
    <style:style style:name="T20" style:family="text">
      <style:text-properties style:text-position="sub"/>
    </style:style>
    <style:style style:name="T21" style:family="text">
      <style:text-properties fo:font-size="36.000000000000000pt" fo:font-weight="100"/>
    </style:style>
    <style:style style:name="P17" style:parent-style-name="Title" style:family="paragraph">
      <style:paragraph-properties fo:margin-left="0.000000000000000pt" fo:margin-right="0.000000000000000pt"/>
      <style:text-properties fo:font-weight="100"/>
    </style:style>
    <style:style style:name="T22" style:family="text">
      <style:text-properties fo:font-family="gentium" fo:font-size="36.000000000000000pt"/>
    </style:style>
    <style:style style:name="T23" style:family="text">
      <style:text-properties fo:font-size="24.000000000000000pt" fo:font-weight="bold"/>
    </style:style>
    <style:style style:name="T24" style:family="text">
      <style:text-properties fo:color="#708090" fo:font-family="Sans Serif"/>
    </style:style>
    <style:style style:name="T25" style:family="text">
      <style:text-properties fo:color="#708090" fo:font-family="gentium"/>
    </style:style>
    <style:style style:name="T26" style:family="text">
      <style:text-properties fo:background-color="#7cfc00" style:text-position="sub"/>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none" draw:textarea-vertical-align="top" fo:margin="1.000000000000000pt"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pr3" style:family="presentation">
      <style:graphic-properties draw:fill="none" draw:stroke="none" fo:margin="1.000000000000000pt" style:protect="position size" style:wrap="biggest" style:wrap-dynamic-threshold="0.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1" draw:style-name="dp2" presentation:presentation-page-layout-name="pl2">
        <draw:layer-set>
          <draw:layer draw:name=""/>
        </draw:layer-set>
        <draw:frame draw:style-name="gr8" xml:id="shape-17" draw:id="shape-17"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18" draw:id="shape-18" draw:layer="" svg:width="598.67067387966pt" svg:height="211.66666666667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5"/>
            <text:p text:style-name="P5"/>
            <text:p text:style-name="P5"/>
            <text:p text:style-name="P5"/>
            <text:p text:style-name="P5"/>
            <text:p text:style-name="P5"/>
            <text:p text:style-name="P5"/>
            <text:p text:style-name="P5"><text:span text:style-name="T4">kya@cs.pdx.edu<text:tab/><text:tab/>sheard@cs.pdx.edu<text:tab/>Marcelo.Fiore@cl.cam.ac.uk</text:span></text:p>
          </draw:text-box>
        </draw:frame>
        <draw:frame draw:style-name="gr8" xml:id="shape-19" draw:id="shape-19" draw:layer="" svg:width="99.70674486804pt" svg:height="20.39141414141pt" svg:x="539.74584555230pt" svg:y="483.47385141740pt">
          <draw:text-box>
            <text:p text:style-name="P6"><text:span text:style-name="T5">TYPES 2013</text:span></text:p>
          </draw:text-box>
        </draw:frame>
        <draw:frame draw:style-name="gr9" xml:id="shape-20" draw:id="shape-20" draw:layer="" svg:width="134.64629533574pt" svg:height="134.64629533574pt" svg:x="52.50000000000pt" svg:y="276.59156917550pt">
          <draw:image xlink:type="simple" xlink:show="embed" xlink:actuate="onLoad" xlink:href="Pictures/image1.png"/>
        </draw:frame>
        <draw:frame draw:style-name="gr9" xml:id="shape-21" draw:id="shape-21" draw:layer="" svg:width="129.68909939933pt" svg:height="139.27481544189pt" svg:x="244.60349127215pt" svg:y="274.97372340997pt">
          <draw:image xlink:type="simple" xlink:show="embed" xlink:actuate="onLoad" xlink:href="Pictures/image2.png"/>
        </draw:frame>
        <draw:frame draw:style-name="gr9" xml:id="shape-22" draw:id="shape-22" draw:layer="" svg:width="132.97236773855pt" svg:height="138.43698559082pt" svg:x="439.13714037115pt" svg:y="273.33208924036pt">
          <draw:image xlink:type="simple" xlink:show="embed" xlink:actuate="onLoad" xlink:href="Pictures/image3.png"/>
        </draw:frame>
        <presentation:notes>
          <draw:frame presentation:style-name="pr1" xml:id="shape-23" draw:id="shape-23" draw:layer="" svg:width="489.57000000000pt" svg:height="356.37000000000pt" svg:x="62.22000000000pt" svg:y="374.46000000000pt" presentation:class="notes">
            <draw:text-box>
              <text:p text:style-name="P7"/>
            </draw:text-box>
          </draw:frame>
          <draw:page-thumbnail draw:style-name="gr10" xml:id="shape-24" draw:id="shape-24"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25" draw:id="shape-25" draw:layer="" svg:width="612.00000000000pt" svg:height="56.16666666667pt" svg:x="34.00000000000pt" svg:y="10.50000000000pt" presentation:class="title">
          <draw:text-box>
            <text:p text:style-name="P3">Outline</text:p>
          </draw:text-box>
        </draw:frame>
        <draw:frame draw:style-name="gr8" xml:id="shape-26" draw:id="shape-26" draw:layer="" svg:width="544.00000000000pt" svg:height="379.60831840135pt" svg:x="68.00000000000pt" svg:y="82.40000000000pt" presentation:class="subtitle">
          <draw:text-box>
            <text:p text:style-name="P5"><text:span text:style-name="T6">Mendler-style Recursion Schemes</text:span></text:p>
            <text:p text:style-name="P8"><text:tab/>mit (iteration)</text:p>
            <text:p text:style-name="P8"><text:tab/>msfit (iteration with syntactic Inverse)</text:p>
            <text:p text:style-name="P8"/>
            <text:p text:style-name="P8">Untyped HOAS (Regular Mixed-Variant Datatype)</text:p>
            <text:p text:style-name="P8">Formatting Untyped HOAS (using msfit at kind * )</text:p>
            <text:p text:style-name="P8"/>
            <text:p text:style-name="P8">Simply-Typed HOAS (Indexed Mixed-Variant Datatype)</text:p>
            <text:p text:style-name="P8">Formatting Untyped HOAS (using msfit at kind *-&gt;* )</text:p>
            <text:p text:style-name="P8"/>
            <text:p text:style-name="P8">The Nax language</text:p>
            <text:p text:style-name="P8"/>
            <text:p text:style-name="P8">Need for yet another Mendler-style Recursion Scheme</text:p>
            <text:p text:style-name="P8"/>
          </draw:text-box>
        </draw:frame>
        <draw:path draw:style-name="gr11" xml:id="shape-27" draw:id="shape-27" draw:layer="" svg:width="86.11164980869pt" svg:height="76.00298905700pt" svg:x="27.86330791508pt" svg:y="19.87440939768pt" svg:viewBox="0 0 86 76" svg:d="M12.1061 12.7089C14.5519 16.9452 16.9977 21.1815 19.4436 25.4178C17.7079 29.6857 14.1108 33.4868 14.4701 38.4306C14.718 41.842 16.9122 44.7987 18.7487 47.5521L4.30728 22.5388C7.24322 26.3932 11.4956 27.6775 16.1117 28.5183C23.0104 29.7749 28.9348 29.0633 35.5403 27.5538C38.748 26.8208 41.7865 26.2286 44.7567 24.7331C48.2826 22.9577 51.5778 20.7782 54.9984 18.8188C56.8076 17.7823 58.9161 16.5909 61.1048 16.8725C62.9018 17.1036 64.4246 18.4333 65.5585 19.7588C67.9207 22.5204 69.3579 25.3563 70.8342 28.6233L85.2794 53.6431C85.7741 55.25 86.1632 56.8478 86.0814 58.5462C85.7958 64.4716 81.0343 68.8314 76.7027 72.2931C75.4458 73.2975 74.1744 74.2786 72.8479 75.1889C72.7124 75.2818 71.8131 76.0446 71.6387 76.0012C71.5128 75.9699 71.2153 75.268 71.1556 75.1645C70.5882 74.1817 70.0208 73.1989 69.4534 72.2162C67.26 68.4171 65.0666 64.6181 62.8733 60.8191C61.4943 58.4307 60.1154 56.0423 58.7365 53.6539C58.5211 53.2809 57.1295 51.4849 57.2283 51.0417C57.3682 50.4136 58.2963 50.3235 58.8255 49.9573C60.1435 49.0454 61.4455 48.0577 62.6741 47.0309C66.8363 43.5524 71.353 39.3123 71.6308 33.517C71.7118 31.829 71.3151 30.2246 70.8342 28.6233L85.2794 53.6431C83.4464 49.5918 80.6896 42.72 75.5703 41.9275C72.6871 41.4811 69.9684 43.3258 67.6102 44.684C64.2294 46.631 60.8941 48.7979 57.33 50.3996C55.1538 51.3776 52.7782 51.7614 50.4649 52.2665C48.3851 52.7207 46.3188 53.4037 44.2171 53.7263C39.7391 54.4138 34.7308 53.8021 30.299 53.0348C25.8817 52.2701 21.5832 51.2314 18.7487 47.5521L4.30728 22.5388C2.07757 19.1942 -0.896811 15.1654 0.22553 10.8886C0.934423 8.18723 2.21589 5.73678 3.41816 3.23828C3.87292 2.29324 4.81106 1.07745 4.76856 9.12461e-15C7.2144 4.23631 9.66023 8.47262 12.1061 12.7089Z" calligra:nodeTypes="ccccccccccccccccccccccccccccccccccccccc"/>
        <presentation:notes>
          <draw:frame presentation:style-name="pr2" xml:id="shape-28" draw:id="shape-28" draw:layer="" svg:width="489.57000000000pt" svg:height="356.37000000000pt" svg:x="62.22000000000pt" svg:y="374.46000000000pt" presentation:class="notes">
            <draw:text-box>
              <text:p text:style-name="P6"/>
            </draw:text-box>
          </draw:frame>
          <draw:page-thumbnail draw:style-name="gr10" xml:id="shape-29" draw:id="shape-29"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12" xml:id="shape-30" draw:id="shape-30" draw:layer="" svg:width="622.66739965290pt" svg:height="76.24498771260pt" svg:x="32.67642330540pt" svg:y="366.70208376060pt" presentation:class="subtitle">
          <draw:text-box>
            <text:p text:style-name="P9"><text:span text:style-name="T7">already inconsistent as a logic (via Curry--Howard correspondence)</text:span></text:p>
            <text:p text:style-name="P10">without even having to introduce any term-level recursion</text:p>
            <text:p text:style-name="P10">since we can already define general recursion using this</text:p>
          </draw:text-box>
        </draw:frame>
        <draw:frame draw:style-name="gr8" xml:id="shape-31" draw:id="shape-31" draw:layer="" svg:width="612.00000000000pt" svg:height="81.60000000000pt" svg:x="34.00000000000pt" svg:y="25.50000000000pt" presentation:class="title">
          <draw:text-box>
            <text:p text:style-name="P3"><text:span text:style-name="T8">(iso-) Recrusive Types</text:span></text:p>
            <text:p text:style-name="P11">in Functional Languages</text:p>
          </draw:text-box>
        </draw:frame>
        <draw:frame draw:style-name="gr9" xml:id="shape-32" draw:id="shape-32" draw:layer="" svg:width="659.16666666667pt" svg:height="218.07017543860pt" svg:x="15.00000000000pt" svg:y="125.00000000000pt">
          <draw:image xlink:type="simple" xlink:show="embed" xlink:actuate="onLoad" xlink:href="Pictures/image4.png"/>
        </draw:frame>
        <presentation:notes>
          <draw:frame presentation:style-name="pr2" xml:id="shape-33" draw:id="shape-33" draw:layer="" svg:width="489.57000000000pt" svg:height="356.37000000000pt" svg:x="62.22000000000pt" svg:y="374.46000000000pt" presentation:class="notes">
            <draw:text-box>
              <text:p text:style-name="P6"/>
            </draw:text-box>
          </draw:frame>
          <draw:page-thumbnail draw:style-name="gr10" xml:id="shape-34" draw:id="shape-34"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12" xml:id="shape-35" draw:id="shape-35" draw:layer="" svg:width="612.00000000000pt" svg:height="106.19837574255pt" svg:x="34.00000000000pt" svg:y="10.89214110180pt" presentation:class="title">
          <draw:text-box>
            <text:p text:style-name="P3"><text:span text:style-name="T9">Both unrestircted formation</text:span></text:p>
            <text:p text:style-name="P12">and unristricted elimination</text:p>
            <text:p text:style-name="P12">of μ leads to inconsistency</text:p>
          </draw:text-box>
        </draw:frame>
        <draw:frame draw:style-name="gr12" xml:id="shape-36" draw:id="shape-36" draw:layer="" svg:width="568.28257603015pt" svg:height="357.62529950910pt" svg:x="68.00000000000pt" svg:y="135.24408534735pt" presentation:class="subtitle">
          <draw:text-box>
            <text:p text:style-name="P5">data T a r = C (r -&gt; a)<text:s/></text:p>
            <text:p text:style-name="P5"/>
            <text:p text:style-name="P5">w : μ (T a) -&gt; a<text:tab/><text:span text:style-name="T10">-- encoding of (λx. x x) in the untyped λ-calc</text:span></text:p>
            <text:p text:style-name="P5">w = λv. case (unIn v) of <text:s/>(C x) -&gt; f (C x)</text:p>
            <text:p text:style-name="P5"/>
            <text:p text:style-name="P5"><text:span text:style-name="T10">-- w (C w) <text:s text:c="2"/>amounts to a well-known diverging term in λ-calculus</text:span></text:p>
            <text:p text:style-name="P5"/>
            <text:p text:style-name="P5">fix : (a -&gt; a) -&gt; a<text:s text:c="5"/><text:span text:style-name="T10">-- the Y combinator (λf.(λx.f(xx))(λx.f(xx))))</text:span></text:p>
            <text:p text:style-name="P5">fix = λf. (λx. f (w x)) (In (C (λx. f (w x))))</text:p>
            <text:p text:style-name="P5"/>
            <text:p text:style-name="P5"><text:span text:style-name="T7"><text:s text:c="2"/>To recover consistency, one could</text:span></text:p>
            <text:p text:style-name="P13"><text:tab/>either<text:tab/>restrict formation<text:tab/><text:span text:style-name="T11">(conventional approach)</text:span></text:p>
            <text:p text:style-name="P13"><text:tab/>or<text:tab/>restrict elimination<text:tab/><text:span text:style-name="T12">(Mendler-style approach)</text:span></text:p>
          </draw:text-box>
        </draw:frame>
        <presentation:notes>
          <draw:frame presentation:style-name="pr3" xml:id="shape-37" draw:id="shape-37" draw:layer="" svg:width="489.57000000000pt" svg:height="356.37000000000pt" svg:x="62.22000000000pt" svg:y="374.46000000000pt" presentation:class="notes">
            <draw:text-box>
              <text:p text:style-name="P14"/>
            </draw:text-box>
          </draw:frame>
          <draw:page-thumbnail draw:style-name="gr10" xml:id="shape-38" draw:id="shape-38"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12" xml:id="shape-39" draw:id="shape-39" draw:layer="" svg:width="612.00000000000pt" svg:height="92.83333333333pt" svg:x="34.00000000000pt" svg:y="10.50000000000pt" presentation:class="title">
          <draw:text-box>
            <text:p text:style-name="P11">Conventional Iteration over Recursive Types</text:p>
          </draw:text-box>
        </draw:frame>
        <draw:frame draw:style-name="gr9" xml:id="shape-40" draw:id="shape-40" draw:layer="" svg:width="569.91663125569pt" svg:height="349.73765942895pt" svg:x="18.25898824152pt" svg:y="107.20261963273pt">
          <draw:image xlink:type="simple" xlink:show="embed" xlink:actuate="onLoad" xlink:href="Pictures/image5.png"/>
        </draw:frame>
        <draw:frame draw:style-name="gr12" xml:id="shape-41" draw:id="shape-41" draw:layer="" svg:width="225.10424943720pt" svg:height="53.55302708385pt" svg:x="448.39314202410pt" svg:y="146.13622644915pt">
          <draw:text-box>
            <text:p text:style-name="P15"><text:span text:style-name="T13">allow formation of only<text:s/></text:span><text:span text:style-name="T13">positive</text:span><text:span text:style-name="T13"><text:s/>recursive types</text:span></text:p>
          </draw:text-box>
        </draw:frame>
        <draw:frame draw:style-name="gr8" xml:id="shape-42" draw:id="shape-42" draw:layer="" svg:width="356.71762108395pt" svg:height="30.86106645510pt" svg:x="293.18013132345pt" svg:y="367.60976218575pt">
          <draw:text-box>
            <text:p text:style-name="P16"><text:span text:style-name="T14">freely eliminate (i.e. use unIn) recursive values</text:span></text:p>
          </draw:text-box>
        </draw:frame>
        <presentation:notes>
          <draw:frame presentation:style-name="pr3" xml:id="shape-43" draw:id="shape-43" draw:layer="" svg:width="489.57000000000pt" svg:height="356.37000000000pt" svg:x="62.22000000000pt" svg:y="374.46000000000pt" presentation:class="notes">
            <draw:text-box>
              <text:p text:style-name="P14"/>
            </draw:text-box>
          </draw:frame>
          <draw:page-thumbnail draw:style-name="gr10" xml:id="shape-44" draw:id="shape-44"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45" draw:id="shape-45" draw:layer="" svg:width="612.00000000000pt" svg:height="92.83333333333pt" svg:x="34.00000000000pt" svg:y="10.50000000000pt" presentation:class="title">
          <draw:text-box>
            <text:p text:style-name="P3"><text:span text:style-name="T8">Mendler-style Iteration over Recursive Types</text:span></text:p>
          </draw:text-box>
        </draw:frame>
        <draw:frame draw:style-name="gr9" xml:id="shape-46" draw:id="shape-46" draw:layer="" svg:width="589.95911048683pt" svg:height="252.63966653114pt" svg:x="17.47677870448pt" svg:y="132.21598573247pt">
          <draw:image xlink:type="simple" xlink:show="embed" xlink:actuate="onLoad" xlink:href="Pictures/image6.png"/>
        </draw:frame>
        <draw:frame draw:style-name="gr8" xml:id="shape-47" draw:id="shape-47" draw:layer="" svg:width="173.36657920365pt" svg:height="53.55302708385pt" svg:x="466.54671052710pt" svg:y="299.53388029950pt">
          <draw:text-box>
            <text:p text:style-name="P16"><text:span text:style-name="T15">elimination is possible only through mit</text:span></text:p>
          </draw:text-box>
        </draw:frame>
        <draw:frame draw:style-name="gr8" xml:id="shape-48" draw:id="shape-48" draw:layer="" svg:width="334.02566045520pt" svg:height="30.86106645510pt" svg:x="233.27335526355pt" svg:y="157.93604597610pt">
          <draw:text-box>
            <text:p text:style-name="P16"><text:span text:style-name="T14">freely form ANY recursive type!!</text:span></text:p>
          </draw:text-box>
        </draw:frame>
        <presentation:notes>
          <draw:frame presentation:style-name="pr2" xml:id="shape-49" draw:id="shape-49" draw:layer="" svg:width="489.57000000000pt" svg:height="356.37000000000pt" svg:x="62.22000000000pt" svg:y="374.46000000000pt" presentation:class="notes">
            <draw:text-box>
              <text:p text:style-name="P6"/>
            </draw:text-box>
          </draw:frame>
          <draw:page-thumbnail draw:style-name="gr10" xml:id="shape-50" draw:id="shape-50" draw:layer="" svg:width="396.28000000000pt" svg:height="296.96000000000pt" svg:x="108.00000000000pt" svg:y="60.18000000000pt" presentation:class="page" draw:page-number="6"/>
        </presentation:notes>
      </draw:page>
      <draw:page draw:name="page7" draw:id="page7" xml:id="page7" draw:master-page-name="Default2" draw:style-name="dp3" presentation:presentation-page-layout-name="pl3">
        <draw:layer-set>
          <draw:layer draw:name=""/>
        </draw:layer-set>
        <draw:frame draw:style-name="gr12" xml:id="shape-51" draw:id="shape-51" draw:layer="" svg:width="612.00000000000pt" svg:height="81.60000000000pt" svg:x="34.00000000000pt" svg:y="25.50000000000pt" presentation:class="title">
          <draw:text-box>
            <text:p text:style-name="P3">Mendler style</text:p>
          </draw:text-box>
        </draw:frame>
        <draw:frame draw:style-name="gr12" xml:id="shape-52" draw:id="shape-52" draw:layer="" svg:width="544.00000000000pt" svg:height="311.10000000000pt" svg:x="68.00000000000pt" svg:y="122.40000000000pt" presentation:class="subtitle">
          <draw:text-box>
            <text:p text:style-name="P5">TODO</text:p>
            <text:p text:style-name="P5">TODO</text:p>
          </draw:text-box>
        </draw:frame>
        <presentation:notes>
          <draw:frame presentation:style-name="pr3" xml:id="shape-53" draw:id="shape-53" draw:layer="" svg:width="489.57000000000pt" svg:height="356.37000000000pt" svg:x="62.22000000000pt" svg:y="374.46000000000pt" presentation:class="notes">
            <draw:text-box>
              <text:p text:style-name="P14"/>
            </draw:text-box>
          </draw:frame>
          <draw:page-thumbnail draw:style-name="gr10" xml:id="shape-54" draw:id="shape-54" draw:layer="" svg:width="396.28000000000pt" svg:height="296.96000000000pt" svg:x="108.00000000000pt" svg:y="60.18000000000pt" presentation:class="page" draw:page-number="7"/>
        </presentation:notes>
      </draw:page>
      <draw:page draw:name="page8" draw:id="page8" xml:id="page8" draw:master-page-name="Default1" draw:style-name="dp3" presentation:presentation-page-layout-name="pl2">
        <draw:layer-set>
          <draw:layer draw:name=""/>
        </draw:layer-set>
        <draw:frame draw:style-name="gr8" xml:id="shape-55" draw:id="shape-55" draw:layer="" svg:width="602.01251624852pt" svg:height="320.07496750294pt" svg:x="68.82081708481pt" svg:y="89.92503249706pt" presentation:class="outline">
          <draw:text-box>
            <text:p text:style-name="P5"><text:span text:style-name="T1">-- using general recursion at type level</text:span></text:p>
            <text:p text:style-name="P5">data Exp = Lam (Exp -&gt; Exp) | App Exp Exp</text:p>
            <text:p text:style-name="P5"/>
            <text:p text:style-name="P5"><text:span text:style-name="T1">-- using fixpoint<text:s/></text:span>(Rec0)<text:span text:style-name="T1"><text:s/>over non-recursive base structure<text:s/></text:span>(ExpF)</text:p>
            <text:p text:style-name="P5">data ExpF r = Lam (r -&gt; r) | App r r</text:p>
            <text:p text:style-name="P5">type Exp' a = Rec0 ExpF a<text:tab/><text:span text:style-name="T16">-- (Exp' a) may contain Inverse</text:span></text:p>
            <text:p text:style-name="P5">type Exp = forall a . Exp' a<text:tab/><text:span text:style-name="T16">-- Exp does not contain Inverse</text:span></text:p>
            <text:p text:style-name="P5"/>
            <text:p text:style-name="P5">lam ::<text:s/><text:span text:style-name="T17">(forall a. Exp' a -&gt; Exp' a)</text:span><text:s/>-&gt; Exp<text:tab/><text:span text:style-name="T18">-- it's not <text:s/>(Exp -&gt; Exp) -&gt; Exp</text:span></text:p>
            <text:p text:style-name="P5">lam<text:s/><text:span text:style-name="T17"><text:s/>f<text:s/></text:span><text:s/>= Roll0 (Lam f )<text:tab/><text:tab/><text:span text:style-name="T16">--</text:span><text:span text:style-name="T19"><text:s/>f<text:s/></text:span><text:span text:style-name="T16"><text:s/>can handle Inverse containg values</text:span></text:p>
            <text:p text:style-name="P5"><text:tab/><text:tab/><text:tab/><text:tab/><text:span text:style-name="T16">-- but can never examine its content</text:span></text:p>
            <text:p text:style-name="P5">app :: Exp -&gt; Exp -&gt; Exp</text:p>
            <text:p text:style-name="P5">app e<text:span text:style-name="T20">1</text:span><text:s/>e<text:span text:style-name="T20">2</text:span><text:s/>= Roll0 (App e<text:span text:style-name="T20">1</text:span><text:s/>e<text:span text:style-name="T20">2</text:span>)</text:p>
            <text:p text:style-name="P5"/>
          </draw:text-box>
        </draw:frame>
        <draw:frame draw:style-name="gr8" xml:id="shape-56" draw:id="shape-56" draw:layer="" svg:width="612.00000000000pt" svg:height="62.99636286519pt" svg:x="34.00000000000pt" svg:y="8.67030380147pt" presentation:class="title">
          <draw:text-box>
            <text:p text:style-name="P3">Untyped HOAS</text:p>
          </draw:text-box>
        </draw:frame>
        <presentation:notes>
          <draw:frame presentation:style-name="pr2" xml:id="shape-57" draw:id="shape-57" draw:layer="" svg:width="489.57000000000pt" svg:height="356.37000000000pt" svg:x="62.22000000000pt" svg:y="374.46000000000pt" presentation:class="notes">
            <draw:text-box>
              <text:p text:style-name="P6"/>
            </draw:text-box>
          </draw:frame>
          <draw:page-thumbnail draw:style-name="gr10" xml:id="shape-58" draw:id="shape-58"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8">
        <draw:layer-set>
          <draw:layer draw:name=""/>
        </draw:layer-set>
        <draw:frame draw:style-name="gr8" xml:id="shape-59" draw:id="shape-59" draw:layer="" svg:width="612.00000000000pt" svg:height="89.41439187282pt" svg:x="34.00000000000pt" svg:y="25.50000000000pt" presentation:class="title">
          <draw:text-box>
            <text:p text:style-name="P3"><text:span text:style-name="T21">Formatting Untyped HOAS</text:span></text:p>
            <text:p text:style-name="P17"><text:span text:style-name="T8">using<text:s/></text:span><text:span text:style-name="T22">msfit0</text:span><text:span text:style-name="T8"><text:s/>at kind *</text:span></text:p>
          </draw:text-box>
        </draw:frame>
        <draw:frame draw:style-name="gr8" xml:id="shape-60" draw:id="shape-60" draw:layer="" svg:width="568.49669450529pt" svg:height="315.01111850713pt" svg:x="44.79608116011pt" svg:y="131.56666666667pt" presentation:class="outline">
          <draw:text-box>
            <text:p text:style-name="P5">showExp :: Exp -&gt; String</text:p>
            <text:p text:style-name="P5">showExp e = msfit0 <text:s/>phi e vars <text:s text:c="2"/>where</text:p>
            <text:p text:style-name="P5"><text:s text:c="3"/>phi :: Phi0 ExpF ([String] -&gt; String)</text:p>
            <text:p text:style-name="P5"><text:s text:c="3"/>phi inv showE (Lam z) <text:s text:c="4"/>=</text:p>
            <text:p text:style-name="P5"><text:tab/>\(v:vs) <text:s/>-&gt; "(\\"++v++"-&gt;"++ showE (z (inv (const v))) vs ++")"</text:p>
            <text:p text:style-name="P5"><text:s text:c="3"/>phi inv showE (App x y) <text:s/>=</text:p>
            <text:p text:style-name="P5"><text:tab/>\vs <text:s text:c="6"/>-&gt; "("++ showE x vs ++" "++ showE y vs ++")"</text:p>
            <text:p text:style-name="P5"/>
            <text:p text:style-name="P5">type Phi0 f a = forall r.<text:tab/>(forall i. a -&gt; r a) -&gt;</text:p>
            <text:p text:style-name="P5"><text:tab/><text:tab/><text:tab/>(forall i. r a -&gt; a) -&gt;</text:p>
            <text:p text:style-name="P5"><text:tab/><text:tab/><text:tab/>(forall i. f r a -&gt; a)</text:p>
            <text:p text:style-name="P5"/>
            <text:p text:style-name="P5">vars = [ "x"++show n | n&lt;-[0..] ] :: [String]</text:p>
          </draw:text-box>
        </draw:frame>
        <presentation:notes>
          <draw:frame presentation:style-name="pr2" xml:id="shape-61" draw:id="shape-61" draw:layer="" svg:width="489.57000000000pt" svg:height="356.37000000000pt" svg:x="62.22000000000pt" svg:y="374.46000000000pt" presentation:class="notes">
            <draw:text-box>
              <text:p text:style-name="P6"/>
            </draw:text-box>
          </draw:frame>
          <draw:page-thumbnail draw:style-name="gr10" xml:id="shape-62" draw:id="shape-62" draw:layer="" svg:width="396.28000000000pt" svg:height="296.96000000000pt" svg:x="108.00000000000pt" svg:y="60.18000000000pt" presentation:class="page" draw:page-number="9"/>
        </presentation:notes>
      </draw:page>
      <draw:page draw:name="page10" draw:id="page10" xml:id="page10" draw:master-page-name="Default2" draw:style-name="dp3" presentation:presentation-page-layout-name="pl3">
        <draw:layer-set>
          <draw:layer draw:name=""/>
        </draw:layer-set>
        <draw:frame draw:style-name="gr8" xml:id="shape-63" draw:id="shape-63" draw:layer="" svg:width="612.00000000000pt" svg:height="81.60000000000pt" svg:x="34.00000000000pt" svg:y="24.66666666667pt" presentation:class="title">
          <draw:text-box>
            <text:p text:style-name="P3"><text:span text:style-name="T8">Proving termination of<text:s/></text:span><text:span text:style-name="T22">msfit</text:span></text:p>
          </draw:text-box>
        </draw:frame>
        <draw:frame draw:style-name="gr8" xml:id="shape-64" draw:id="shape-64" draw:layer="" svg:width="544.00000000000pt" svg:height="311.10000000000pt" svg:x="68.00000000000pt" svg:y="122.40000000000pt" presentation:class="subtitle">
          <draw:text-box>
            <text:p text:style-name="P5"><text:span text:style-name="T23">Rec0</text:span><text:span text:style-name="T6"><text:s/>and<text:s/></text:span><text:span text:style-name="T23">msfit0</text:span><text:span text:style-name="T6"><text:s/>can be embedded into System Fw</text:span></text:p>
            <text:p text:style-name="P8"><text:tab/>(see Ahn and Sheard, ICFP'11)</text:p>
            <text:p text:style-name="P8"/>
            <text:p text:style-name="P8"><text:span text:style-name="T1">Rec1</text:span><text:s/>and<text:s/><text:span text:style-name="T1">msfit1</text:span><text:s/>can be embedded into System Fw</text:p>
            <text:p text:style-name="P8"><text:tab/>likewise</text:p>
            <text:p text:style-name="P8"/>
            <text:p text:style-name="P8">We will see example of using<text:s/><text:span text:style-name="T1">Rec1</text:span><text:s/>and<text:s/><text:span text:style-name="T1">msfit1</text:span><text:s/>from the following next slide</text:p>
          </draw:text-box>
        </draw:frame>
        <presentation:notes>
          <draw:frame presentation:style-name="pr2" xml:id="shape-65" draw:id="shape-65" draw:layer="" svg:width="489.57000000000pt" svg:height="356.37000000000pt" svg:x="62.22000000000pt" svg:y="374.46000000000pt" presentation:class="notes">
            <draw:text-box>
              <text:p text:style-name="P6"/>
            </draw:text-box>
          </draw:frame>
          <draw:page-thumbnail draw:style-name="gr10" xml:id="shape-66" draw:id="shape-66"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67" draw:id="shape-67" draw:layer="" svg:width="612.00000000000pt" svg:height="61.16666666667pt" svg:x="34.00000000000pt" svg:y="4.66666666667pt" presentation:class="title">
          <draw:text-box>
            <text:p text:style-name="P3">Simply-Typed HOAS</text:p>
          </draw:text-box>
        </draw:frame>
        <draw:frame draw:style-name="gr8" xml:id="shape-68" draw:id="shape-68"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16"><text:tab/>-- Exp ::<text:s/></text:span><text:span text:style-name="T24">*</text:span><text:span text:style-name="T16"><text:s/>-&gt;<text:s/></text:span><text:span text:style-name="T24">*</text:span><text:span text:style-name="T11"><text:s/></text:span></text:p>
            <text:p text:style-name="P5"><text:s text:c="3"/>Lam :: (Exp t<text:span text:style-name="T20">1</text:span><text:s/>-&gt; Exp t<text:span text:style-name="T20">2</text:span>) -&gt; Exp (t<text:span text:style-name="T20">1</text:span><text:s/>-&gt; t<text:span text:style-name="T20">2</text:span>)</text:p>
            <text:p text:style-name="P5"><text:s text:c="3"/>App :: Exp (t<text:span text:style-name="T20">1</text:span><text:s/>-&gt; t<text:span text:style-name="T20">2</text:span>) -&gt; Exp t<text:span text:style-name="T20">1</text:span><text:s/>-&gt; Exp t<text:span text:style-name="T20">2</text:span></text:p>
            <text:p text:style-name="P5"/>
            <text:p text:style-name="P5"><text:span text:style-name="T1">-- using fixpoint<text:s/></text:span>(Rec1)<text:span text:style-name="T1"><text:s/>over non-recursive base structure<text:s/></text:span>(ExpF)</text:p>
            <text:p text:style-name="P5">data ExpF r t where<text:tab/><text:span text:style-name="T16">-- ExpF :: (</text:span><text:span text:style-name="T24">*</text:span><text:span text:style-name="T16"><text:s/>-&gt;<text:s/></text:span><text:span text:style-name="T24">*</text:span><text:span text:style-name="T25">) -&gt; (</text:span><text:span text:style-name="T24">*</text:span><text:span text:style-name="T25"><text:s/>-&gt;<text:s/></text:span><text:span text:style-name="T24">*</text:span><text:span text:style-name="T25">)</text:span></text:p>
            <text:p text:style-name="P5"><text:s text:c="3"/>Lam :: (r t<text:span text:style-name="T20">1</text:span><text:s/>-&gt; r t<text:span text:style-name="T20">2</text:span>) -&gt; ExpF r (t<text:span text:style-name="T20">1</text:span><text:s/>-&gt; t<text:span text:style-name="T20">2</text:span>)</text:p>
            <text:p text:style-name="P5"><text:s text:c="3"/>App :: r (t1 -&gt; t2) -&gt; r t1 -&gt; ExpF r t2</text:p>
            <text:p text:style-name="P5">type Exp' a t = Rec1 ExpF a t<text:tab/><text:span text:style-name="T16">-- (Exp' a t) might contain Inverse</text:span></text:p>
            <text:p text:style-name="P5">type Exp t = forall a . Exp' a t<text:tab/><text:span text:style-name="T16">-- (Exp t) does not contain Inverse</text:span></text:p>
            <text:p text:style-name="P5"/>
            <text:p text:style-name="P5">lam ::<text:s/><text:span text:style-name="T17">(forall a . Exp' a t</text:span><text:span text:style-name="T26">1</text:span><text:span text:style-name="T17"><text:s/>-&gt; Exp' a t</text:span><text:span text:style-name="T26">2</text:span><text:span text:style-name="T17">)</text:span><text:s/>-&gt; Exp (t<text:span text:style-name="T20">1</text:span><text:s/>-&gt; t<text:span text:style-name="T20">2</text:span>)</text:p>
            <text:p text:style-name="P5">lam<text:s/><text:span text:style-name="T17"><text:s/>f<text:s/></text:span><text:s/>= Roll1 (Lam f )<text:tab/><text:tab/><text:span text:style-name="T16">--</text:span><text:span text:style-name="T19"><text:s/>f<text:s/></text:span><text:span text:style-name="T16"><text:s/>can handle Inverse containg values</text:span></text:p>
            <text:p text:style-name="P5"><text:tab/><text:tab/><text:tab/><text:tab/><text:span text:style-name="T16">-- but can never examine its content</text:span></text:p>
            <text:p text:style-name="P5">app :: Exp (t<text:span text:style-name="T20">1</text:span><text:s/>-&gt; t<text:span text:style-name="T20">2</text:span>) -&gt; Exp t<text:span text:style-name="T20">1</text:span><text:s/>-&gt; Exp t<text:span text:style-name="T20">2</text:span></text:p>
            <text:p text:style-name="P5">app e<text:span text:style-name="T20">1</text:span><text:s/>e<text:span text:style-name="T20">2</text:span><text:s text:c="2"/>= Roll1 (App e<text:span text:style-name="T20">1</text:span><text:s/>e<text:span text:style-name="T20">2</text:span>)<text:tab/></text:p>
          </draw:text-box>
        </draw:frame>
        <presentation:notes>
          <draw:frame presentation:style-name="pr2" xml:id="shape-69" draw:id="shape-69" draw:layer="" svg:width="489.57000000000pt" svg:height="356.37000000000pt" svg:x="62.22000000000pt" svg:y="374.46000000000pt" presentation:class="notes">
            <draw:text-box>
              <text:p text:style-name="P6"/>
            </draw:text-box>
          </draw:frame>
          <draw:page-thumbnail draw:style-name="gr10" xml:id="shape-70" draw:id="shape-70"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71" draw:id="shape-71" draw:layer="" svg:width="542.19011406844pt" svg:height="301.00000000000pt" svg:x="68.00000000000pt" svg:y="145.83333333334pt" presentation:class="outline">
          <draw:text-box>
            <text:p text:style-name="P5">newtype Id a = MkId { unId :: a }</text:p>
            <text:p text:style-name="P5"/>
            <text:p text:style-name="P5">evalHOAS :: Exp t -&gt; Id t</text:p>
            <text:p text:style-name="P5">evalHOAS e = msfit1 phi e <text:s text:c="2"/>where</text:p>
            <text:p text:style-name="P5"><text:s text:c="2"/>phi :: Phi1 ExpF Id</text:p>
            <text:p text:style-name="P5"><text:s text:c="2"/>phi inv ev (Lam f ) = MkId(\v -&gt; unId(ev (f (inv (MkId v)))))</text:p>
            <text:p text:style-name="P5"><text:s text:c="2"/>phi inv ev (App e<text:span text:style-name="T20">1</text:span><text:s/>e<text:span text:style-name="T20">2</text:span>) = MkId(unId(ev e<text:span text:style-name="T20">1</text:span>) (unId(ev e<text:span text:style-name="T20">2</text:span>)))</text:p>
            <text:p text:style-name="P5"/>
            <text:p text:style-name="P5">type Phi1 f a = forall r.<text:tab/>(forall i. a i -&gt; r a i) -&gt;</text:p>
            <text:p text:style-name="P5"><text:tab/><text:tab/><text:tab/>(forall i. r a i -&gt; a i) -&gt;</text:p>
            <text:p text:style-name="P5"><text:tab/><text:tab/><text:tab/>(forall i. f (r a) i -&gt; a i)</text:p>
            <text:p text:style-name="P5"/>
          </draw:text-box>
        </draw:frame>
        <draw:frame draw:style-name="gr8" xml:id="shape-72" draw:id="shape-72" draw:layer="" svg:width="612.00000000000pt" svg:height="89.41439187282pt" svg:x="34.00000000000pt" svg:y="25.50000000000pt" presentation:class="title">
          <draw:text-box>
            <text:p text:style-name="P3"><text:span text:style-name="T8">Evaluating Simply-Typed HOAS</text:span></text:p>
            <text:p text:style-name="P3"><text:span text:style-name="T8">using<text:s/></text:span><text:span text:style-name="T22">msfit1</text:span><text:span text:style-name="T8"><text:s/>at kind *→*</text:span></text:p>
          </draw:text-box>
        </draw:frame>
        <presentation:notes>
          <draw:frame presentation:style-name="pr2" xml:id="shape-73" draw:id="shape-73" draw:layer="" svg:width="489.57000000000pt" svg:height="356.37000000000pt" svg:x="62.22000000000pt" svg:y="374.46000000000pt" presentation:class="notes">
            <draw:text-box>
              <text:p text:style-name="P6"/>
            </draw:text-box>
          </draw:frame>
          <draw:page-thumbnail draw:style-name="gr10" xml:id="shape-74" draw:id="shape-74"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75" draw:id="shape-75" draw:layer="" svg:width="544.00000000000pt" svg:height="311.10000000000pt" svg:x="68.00000000000pt" svg:y="122.40000000000pt" presentation:class="subtitle">
          <draw:text-box>
            <text:p text:style-name="P5">TODO</text:p>
          </draw:text-box>
        </draw:frame>
        <draw:frame draw:style-name="gr8" xml:id="shape-76" draw:id="shape-76" draw:layer="" svg:width="612.00000000000pt" svg:height="81.60000000000pt" svg:x="34.00000000000pt" svg:y="25.50000000000pt" presentation:class="title">
          <draw:text-box>
            <text:p text:style-name="P3">Questions?</text:p>
          </draw:text-box>
        </draw:frame>
        <presentation:notes>
          <draw:frame presentation:style-name="pr2" xml:id="shape-77" draw:id="shape-77" draw:layer="" svg:width="489.57000000000pt" svg:height="356.37000000000pt" svg:x="62.22000000000pt" svg:y="374.46000000000pt" presentation:class="notes">
            <draw:text-box>
              <text:p text:style-name="P6"/>
            </draw:text-box>
          </draw:frame>
          <draw:page-thumbnail draw:style-name="gr10" xml:id="shape-78" draw:id="shape-78"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3">
        <draw:layer-set>
          <draw:layer draw:name=""/>
        </draw:layer-set>
        <draw:frame draw:style-name="gr12" xml:id="shape-79" draw:id="shape-79" draw:layer="" svg:width="612.00000000000pt" svg:height="81.60000000000pt" svg:x="34.00000000000pt" svg:y="25.50000000000pt" presentation:class="title">
          <draw:text-box>
            <text:p text:style-name="P3">TODO</text:p>
          </draw:text-box>
        </draw:frame>
        <draw:frame draw:style-name="gr12" xml:id="shape-80" draw:id="shape-80" draw:layer="" svg:width="544.00000000000pt" svg:height="311.10000000000pt" svg:x="68.00000000000pt" svg:y="122.40000000000pt" presentation:class="subtitle">
          <draw:text-box>
            <text:p text:style-name="P5">TODO</text:p>
          </draw:text-box>
        </draw:frame>
        <presentation:notes>
          <draw:frame presentation:style-name="pr3" xml:id="shape-81" draw:id="shape-81" draw:layer="" svg:width="489.57000000000pt" svg:height="356.37000000000pt" svg:x="62.22000000000pt" svg:y="374.46000000000pt" presentation:class="notes">
            <draw:text-box>
              <text:p text:style-name="P14"/>
            </draw:text-box>
          </draw:frame>
          <draw:page-thumbnail draw:style-name="gr10" xml:id="shape-82" draw:id="shape-82" draw:layer="" svg:width="396.28000000000pt" svg:height="296.96000000000pt" svg:x="108.00000000000pt" svg:y="60.18000000000pt" presentation:class="page" draw:page-number="14"/>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61594497835pt" svg:height="113.33614107956pt" svg:x="0.00000000000pt" svg:y="396.70200000000pt" svg:viewBox="0 0 681 113" svg:d="M579.851 62.2244L582.907 62.2244L582.907 85.5095L584.615 85.5095L584.615 60.0139L591.819 60.0139L591.819 64.1623C593.109 63.7081 594.763 63.6224 596.616 64.8285L596.616 63.92L601.041 56.2896L603.24 56.2593L603.24 52.9587L607.027 52.9587L607.027 51.0211L603.762 51.0211L603.762 49.6887L604.891 49.6887C604.138 48.6592 605.073 47.9325 605.073 47.9325L605.989 47.9325C606.887 48.5119 606.605 49.2972 606.386 49.6887L607.027 49.6887L607.027 47.2058L603.823 47.2058L603.823 45.8429L604.86 45.8429C604.343 44.863 605.227 44.2081 605.227 44.2081L606.172 44.2081C606.966 44.7287 606.876 45.3881 606.691 45.8429L607.027 45.8429L606.997 43.3605L603.762 43.3605L603.762 42.0279L604.737 42.0279C604.282 41.1096 605.073 40.4841 605.073 40.4841L605.898 40.4841C606.6 40.9743 606.521 41.6019 606.356 42.0279L606.997 42.0279L606.997 39.5147L603.884 39.5147L603.884 38.3035L603.639 38.3035L603.485 37.5767L603.485 36.8199L603.607 36.3353L604.433 36.3053L604.615 36.5472L604.615 37.6679L605.499 37.698L605.53 38.1218L605.227 38.1519L605.227 37.91L604.524 37.91L604.463 38.1822L606.997 38.1822L606.997 35.6391L603.762 35.6391L603.762 34.2763L606.997 34.2763L606.997 33.9436L606.936 33.9436C606.936 33.9436 603.837 33.8331 603.24 33.4285C603.258 32.4722 603.24 32.4598 603.24 32.4598C603.24 32.4598 603.447 32.2488 604.007 32.1568C604.062 32.1751 604.038 31.9448 604.038 31.9448L603.516 31.9448L603.27 31.7027L603.27 27.7967L602.937 27.7967C602.937 27.7967 602.735 27.6823 602.663 27.4938L602.663 22.4369C602.663 22.4369 602.942 22.0935 603.301 21.9829C603.281 21.9633 603.301 18.5309 603.301 18.5309C603.698 17.8888 605.466 17.6602 606.66 17.5014L606.66 17.2292C606.66 17.2292 605.623 17.1776 605.44 16.9564C605.42 16.9564 605.062 16.6323 605.043 16.5022C605.029 16.4762 605.043 14.1405 605.043 14.1405C605.182 13.9016 606.233 13.4786 607.211 13.4139L608.492 13.4139L608.247 10.7491L608.247 10.7188L607.762 5.08696L607.671 5.08696L607.701 4.32997L607.64 3.78493L607.701 3.78493L607.701 3.7244L611.302 3.78493L611.302 3.8455L611.361 3.8455L611.026 7.38819L611.026 7.8121L610.995 7.8121L610.784 10.1439L610.784 10.7491L610.722 10.7491L610.48 13.4139L611.761 13.4139C612.734 13.4786 613.819 13.8712 613.958 14.1101C613.958 14.1101 613.971 16.4762 613.958 16.5022C613.939 16.6323 613.58 16.9564 613.56 16.9564C613.378 17.1775 612.341 17.2292 612.341 17.2292L612.341 17.5014C613.532 17.6602 615.301 17.8889 615.695 18.5309C615.695 18.5309 615.715 21.9633 615.695 21.9829C616.058 22.0935 616.34 22.4369 616.34 22.4369L616.34 27.4938C616.268 27.6823 616.064 27.7967 616.064 27.7967L615.727 27.7967L615.727 31.7027L615.483 31.9145L614.967 31.9145C614.967 31.9145 614.942 32.1751 614.996 32.1568C615.549 32.2488 615.727 32.4293 615.727 32.4293C615.727 32.4293 615.739 32.4722 615.757 33.4285C615.166 33.8331 612.036 33.9436 612.036 33.9436L611.944 33.9436L611.944 34.2763L615.239 34.2763L615.239 35.6391L611.944 35.6391L611.944 38.1822L612.371 38.1822C612.233 37.435 612.704 36.9409 612.704 36.9409L613.379 36.9409C613.813 37.3143 613.888 37.793 613.836 38.1822L615.331 38.1822L615.331 39.5147L611.944 39.5147L611.944 41.9976L613.621 41.9976C612.924 40.9386 613.745 40.1805 613.745 40.1805L614.508 40.1805C615.289 40.7797 615.032 41.6179 614.846 41.9976L615.21 41.9976L615.21 43.3605L611.944 43.3605L611.974 45.8429L615.3 45.8429L615.3 47.2058L611.974 47.2058L611.974 49.6586L613.499 49.6586C612.534 48.571 613.591 47.8113 613.591 47.8113L614.539 47.8113C615.591 48.4573 615.126 49.3382 614.907 49.6586L615.239 49.6586L615.239 51.0211L611.974 51.0211L611.974 52.9587L615.727 52.9587L615.727 66.1L616.125 68.8558L617.562 68.9463L617.562 79.302L618.722 79.302L619.333 76.91L620.186 79.0597L620.186 64.4348L622.631 64.4348L622.631 61.4067L623.669 61.4067L623.669 41.2104L635.392 33.9131L635.331 63.0723L638.935 61.0132L638.935 84.9342L639.946 84.9342L639.946 70.6723C640.318 69.4517 640.686 68.4994 641.071 67.7654L641.071 63.405L644.186 63.405L644.186 56.0472L646.05 50.6274L648.399 46.8422L650.659 50.4455L652.584 56.3802L652.584 62.6786L656.982 62.6786L656.982 74.2756L658.17 74.2756L658.17 85.5095L658.69 85.5095L658.69 71.9138L662.844 71.9138L662.844 85.5095L663.238 85.5095L663.238 71.2473L665.714 71.2473L665.714 67.3719L670.447 67.3719L670.447 85.5095L673.166 85.5095L673.166 74.881L675.18 74.881L675.18 63.1028L680.616 63.1028L680.341 94.8054L680.341 113.336L1.04141e-13 113.336L0 62.9207L0.221959 62.9207L0.221959 73.5793L1.44333 73.5793L1.44333 60.4074L6.02347 60.4074L6.02347 58.7726L5.35169 58.7726L5.35169 50.3548L6.6341 50.3548L6.6341 48.9618L7.24481 48.9618L8.98525 46.1158L8.98525 43.4816L11.031 37.5462L11.031 36.4566L11.0615 37.5462L12.9547 43.4816L12.9547 46.1158L14.6952 48.9922L15.306 48.9922L15.306 50.3548L16.5882 50.3548L16.5882 58.7726L15.9167 58.7726L15.9167 59.9232L18.5731 59.9232L18.5731 71.5808L20.8019 71.5808L20.8019 71.6717L21.4432 71.6717L21.4432 64.7377L21.596 64.7377L21.596 59.8019L27.7027 59.8019L27.7027 47.2967C27.7027 45.4972 30.2016 41.165 33.3211 41.0893C36.5877 41.0099 39.1457 45.603 39.2139 47.2967C39.2186 47.4154 39.2155 62.014 39.2139 73.2761L39.9468 73.2761L39.9468 63.042L41.7788 63.042L41.7788 62.1336L44.1605 62.1336L44.1605 55.7445L48.3744 55.7445L48.3744 62.1336L51.4583 62.1336L51.4583 85.5095L51.5499 85.5095L51.5499 64.2531L53.4733 60.9225L55.3361 64.1321L55.3361 85.5095L55.4583 85.5095L55.4583 69.9761L55.5498 69.9761L55.5498 64.4652L60.985 64.4652L60.9237 69.9761L61.2594 69.9761L61.2594 68.371L66.603 66.9478L66.603 85.5095L67.3971 85.5095L67.3971 64.2531L68.6489 64.2531L68.6489 64.1321C68.6489 64.1321 71.2137 61.0397 74.7861 62.285L74.7861 62.0426L81.9925 62.0426L81.9925 67.0389L83.5497 67.0389L86.7556 78.9387L86.7556 65.9184L91.2139 57.107L94.9388 57.0463L99.0001 65.2523L99.0001 75.2749L99.8548 77.4248L99.8548 85.2064L101.136 85.2064L101.136 70.975L103.151 70.975L104.77 60.3166L106.299 70.8844L107.702 70.975L107.702 73.1552L107.854 73.1552L107.854 84.9342L109.898 84.9342L109.898 64.4951L112.771 64.4951L112.771 63.4354L117.748 63.4354L117.748 67.0389L119.367 67.0389L119.367 79.7258L120.648 79.7258L120.648 61.4974L121.445 61.4974L121.445 34.9426L124.71 25.3742L128.832 18.743L132.834 25.0713L136.223 35.518L136.223 60.8011L136.56 60.8011L136.56 70.1577C137.319 71.4114 137.811 72.671 137.811 72.671L137.811 76.8193C137.96 76.8078 138.117 76.7991 138.266 76.7889L138.266 70.0365L140.708 70.0365L140.739 67.9472L141.077 65.3431L141.382 66.736L141.382 33.4285L144.465 33.4285L144.465 36.3353L151.733 36.3353L151.733 33.3984L154.602 33.3984L154.602 70.5207C154.65 70.5164 154.704 70.5203 154.755 70.5207L154.755 61.2251L160.19 61.2251L160.16 66.3421L162.387 67.6445L162.971 65.9792L162.846 67.9169L166.084 69.7637L166.084 76.91L166.543 76.91L168.678 69.9456L169.929 67.3414L169.716 69.8848L170.633 69.8848L170.633 66.2515L174.818 66.2515C174.875 65.9454 174.927 65.6726 174.969 65.646C175.346 65.178 174.983 65.7555 174.757 65.0706C174.731 64.9202 175.069 62.8165 175.487 62.618C175.698 62.5597 178.67 62.0189 180.284 61.9824C180.236 62.0004 184.067 61.9824 184.067 61.9824C184.067 61.9824 189.552 62.5826 192.557 63.8597L194.357 61.0736L197.165 61.1344L200.37 65.3737L200.524 68.8558C202.214 70.3389 204.495 72.4781 205.655 74.4874L206.391 74.3061L206.391 64.8588L213.563 64.8588L213.563 72.5193L215.305 72.0957L215.305 67.0694L220.983 67.0694L220.983 70.6723L221.779 70.4605L221.779 69.7637L223.152 70.1273L223.641 70.0062L223.641 61.2856L224.465 56.229L224.221 56.2593L224.251 56.108L224.496 56.0778L224.77 54.7149L224.922 53.5946L225.014 54.7455L225.256 56.0172L225.502 56.0172L225.502 56.1684L225.288 56.1988L225.533 57.2282L226.329 59.5903L226.847 59.5903L229.108 51.6265L231.519 59.5903L232.008 59.5903L232.436 57.2282L232.649 56.3501L232.375 56.3201L232.345 56.1381L232.68 56.1381L232.985 54.4121L233.106 53.4737L233.229 54.4427L233.502 56.1381L233.778 56.1381L233.808 56.3501L233.533 56.3201L234.328 61.2856L234.328 64.7377L234.908 63.7685L236.586 66.6755L242.359 66.6755L242.359 65.8579L248.436 65.8579L248.436 66.6755L249.656 66.6755L249.656 63.3446L259.458 63.3446L259.458 66.6755L260.008 66.6755C259.829 65.3366 260.586 65.5249 260.586 65.5249C260.938 65.5238 260.892 66.312 260.892 66.312L262.175 66.312C262.175 66.0603 262.271 65.6958 262.114 65.4643C261.781 64.9754 261.783 64.4235 262.359 64.1925C263.494 64.5458 262.632 65.5249 262.632 65.5249L262.632 66.2817L263.885 66.312C263.833 65.4218 264.426 65.4868 264.404 65.4944C265.018 65.4432 264.861 66.4333 264.861 66.4333L264.861 66.9175L269.809 66.9175L269.809 62.7391L276.374 62.7391L276.374 66.9175L278.205 66.9175L278.205 64.8588L286.207 64.8588L286.207 66.9175L289.96 66.9175L289.96 65.0706L290.327 65.0706L290.327 61.2251L291.152 56.1684L290.906 56.1988L290.936 56.0172L291.183 55.9872L291.426 54.6543L291.609 53.5036L291.702 54.6543L291.946 55.9262L292.19 55.9566L292.19 56.108L291.977 56.108L292.221 57.1373L292.648 58.6816L293.778 58.6816L295.765 51.5356L298.023 59.5597L298.693 59.5597L299.12 57.1373L299.335 56.2896L299.059 56.2593L299.029 56.0778L299.365 56.0778L299.639 54.3516L299.793 53.3825L299.884 54.3516L300.189 56.0778L300.465 56.0778L300.495 56.2593L300.221 56.2593L301.013 61.2251L301.044 70.1577L302.144 70.4302L302.144 64.1623L308.953 68.0685L308.953 72.1257L311.854 72.8526L311.854 68.1892L313.473 68.1892L313.473 64.5861L318.448 64.5861L318.448 65.7366C319.973 64.8111 322.441 64.1162 325.286 66.5544C325.276 66.9325 325.263 68.36 325.258 69.6125L326.449 61.4675L327.73 69.9761L331.731 69.9761L332.219 71.7625L332.219 66.3728L336.312 59.378L340.005 59.4386L344.464 67.0694L344.464 80.3616L346.511 80.3616L347.091 77.9697L348.038 80.3317L348.038 81.8455L349.228 82.1484L349.228 63.1629L356.433 63.1629L356.433 83.9652L358.113 84.3586L358.113 67.4323L358.143 67.4323L358.143 65.3737L363.823 65.3737L363.823 67.4323L364.405 67.4323L364.405 85.5095L364.65 85.5095L364.65 68.0986L368.831 69.1883L368.831 64.4348L375.853 64.4348L375.853 69.4009L375.883 69.4009L375.883 65.2826L377.655 62.2546L377.655 58.8635L376.954 58.8635L376.954 57.5311L377.625 57.5311C377.625 57.5311 377.782 55.1421 380.343 54.7149C380.373 54.71 380.635 52.8469 380.587 52.3834C380.31 52.2865 380.128 52.0599 380.128 51.8083C380.116 51.4903 380.393 51.2168 380.771 51.1725L380.832 49.3555L380.892 51.1725C381.303 51.1781 381.631 51.4627 381.623 51.8083C381.618 52.0661 381.424 52.2948 381.135 52.3834C381.096 52.9128 381.259 54.647 381.288 54.6543C383.85 55.3015 384.189 57.5311 384.189 57.5311L384.892 57.5311L384.892 58.8027L384.159 58.8027L384.128 63.7385L384.738 63.7385L384.738 66.9478L385.197 66.9478L385.197 64.1623L388.252 64.1623L388.252 62.3456L387.548 62.3456L387.548 61.0132L388.221 61.0132C388.221 61.0132 388.38 58.6242 390.936 58.1971C390.967 58.1921 391.229 56.329 391.181 55.8656C390.903 55.7687 390.723 55.542 390.723 55.2901C390.715 54.9635 391.005 54.6864 391.396 54.6543L391.427 52.8377L391.518 54.6543C391.917 54.674 392.226 54.9544 392.219 55.2901C392.212 55.5482 392.018 55.7768 391.731 55.8656C391.692 56.3947 391.854 58.1293 391.884 58.1367C392.824 58.3744 393.462 58.8408 393.899 59.3174L395.27 59.3174L395.27 61.0132L395.484 61.0132L395.484 61.6488L402.328 61.6488L402.328 63.5566L404.709 63.5566L404.709 64.1623L407.854 64.1623L407.854 61.5583L407.182 61.5583L407.182 60.3166L407.824 60.3166C407.824 60.3166 407.984 58.1354 410.448 57.7432C410.476 57.7383 410.724 56.0898 410.691 55.6233C410.411 55.5365 410.228 55.3192 410.233 55.0784C410.23 54.7833 410.509 54.5344 410.875 54.503L410.905 52.8377L410.998 54.503C411.375 54.5225 411.673 54.7746 411.672 55.0784C411.672 55.3254 411.472 55.5446 411.181 55.6233C411.147 56.1184 411.335 57.6758 411.363 57.6824C412.415 57.9356 413.056 58.4433 413.473 58.9542L413.473 58.8935L416.343 58.8935L416.343 57.5918L416.982 57.5918C416.982 57.5918 417.141 55.2028 419.702 54.7756C419.734 54.7702 420.059 52.6907 419.976 52.3532C419.675 52.2606 419.477 52.0168 419.488 51.7478C419.498 51.4324 419.786 51.1731 420.159 51.1421L420.189 49.2951L420.281 51.1116C420.679 51.1312 420.989 51.4118 420.981 51.7478C420.975 52.0057 420.781 52.2342 420.496 52.3229C420.423 52.7046 420.645 54.7075 420.677 54.7149C423.236 55.3624 423.576 57.5918 423.576 57.5918L424.281 57.5918L424.281 58.8635L423.546 58.8635L423.546 59.5903L429.349 59.5903L429.349 67.2206C429.639 67.2557 429.956 67.3048 430.052 67.3719C430.053 67.3677 430.052 68.7648 430.052 68.7648C430.052 68.7842 430.054 76.1997 430.052 82.7541L432.8 82.7541L432.8 63.375L433.808 63.375L433.808 62.5876L435.212 62.5876L435.212 56.986L439.426 56.986L439.426 62.5876L440.096 62.5876L440.096 63.375L442.51 63.375L442.51 71.2473L446.509 71.2473L446.509 71.187L453.319 71.187L453.319 75.5171L457.013 75.5171L457.929 72.8827L459.031 75.5171L459.031 81.3913L459.701 81.3913L459.701 65.3737C459.701 65.3737 463.431 60.84 468.159 64.889C468.158 64.9188 468.159 65.0948 468.159 65.1312L469.653 65.1312L469.653 62.8299L469.229 62.4966L469.229 61.9824L469.684 61.9824L469.684 61.8004L469.87 61.8004L469.839 61.6794L469.684 61.6794L469.502 61.4974L469.502 61.316L469.992 61.0436L469.992 60.4074L470.204 60.4074C470.551 57.5172 472.288 51.9575 477.472 50.1428L477.472 49.7491L477.685 49.7491L477.685 49.4768C477.685 49.4768 477.283 49.5336 477.227 49.2648C477.227 49.1945 477.211 48.9747 477.472 48.8712L477.624 48.8409L477.624 48.0231L477.747 48.0231L477.747 47.5692L477.898 47.5692L477.898 47.9628L478.233 47.9628L478.233 47.2362L478.049 47.2362L478.049 46.8121L478.416 46.8121L478.416 43.663L478.019 43.3301L478.019 43.0876L478.446 43.0876L478.446 42.119L478.845 42.5125L478.845 42.9969L479.151 42.9969L479.151 41.1803L478.753 41.1803L478.753 40.8775L478.967 40.8775L478.967 39.9084C478.967 39.9084 479.502 39.091 479.822 39.091L479.822 38.7879L479.547 38.6368L479.547 38.5157L479.853 38.5157L479.853 37.7583L480.066 37.7583C480.066 37.7583 479.875 37.6133 479.853 37.4862L479.853 37.1831C479.853 37.1831 479.941 37.0684 480.034 37.0622C480.141 37.0549 480.157 37.0317 480.157 37.0317L480.157 36.8804C479.255 36.4408 479.969 35.6124 480.157 35.6996L480.188 34.1249L480.339 33.3072L480.462 34.1249L480.492 35.6996C480.681 35.6124 481.397 36.4408 480.492 36.8804L480.492 37.0317C480.492 37.0317 480.508 37.0549 480.614 37.0622C480.71 37.0684 480.798 37.1831 480.798 37.1831L480.798 37.4862C480.776 37.6133 480.584 37.7583 480.584 37.7583L480.798 37.7583L480.798 38.5157L481.105 38.5157L481.105 38.6368L480.829 38.7879L480.829 39.091C481.148 39.091 481.685 39.9084 481.685 39.9084L481.685 40.8775L481.898 40.8775L481.898 41.1803L481.502 41.1803L481.502 42.9969L481.807 42.9969L481.807 42.5125L482.204 42.119L482.204 43.0876L482.632 43.0876L482.632 43.3301L482.235 43.663L482.235 46.8121L482.602 46.8121L482.602 47.2362L482.418 47.2362L482.418 47.9628L482.754 47.9628L482.754 47.5692L482.908 47.5692L482.908 48.0231L483.03 48.0231L483.03 48.8409L483.181 48.8712C483.441 48.9747 483.427 49.1945 483.427 49.2648C483.369 49.5336 482.969 49.4768 482.969 49.4768L482.969 49.7491L483.181 49.7491L483.181 50.1428C488.365 51.9575 490.104 57.5172 490.448 60.4074L490.661 60.4074L490.661 61.0436L491.15 61.316L491.15 61.4974L490.966 61.6794L490.843 61.6794L490.783 61.8004L490.966 61.8004L490.966 61.9824L491.425 61.9824L491.425 62.4966L490.997 62.8299L490.997 65.6761L492.099 65.6761L493.134 65.9792L493.806 66.4029L493.806 66.6453L493.656 66.7057L493.656 67.6748L494.235 67.8866L494.235 68.038L494.539 68.038L494.539 68.8859L498.572 69.9456L498.572 60.226L501.624 60.226L501.624 53.8371L505.866 53.8371L505.866 60.226L508.249 60.226L508.249 64.6466L509.076 66.0397L509.076 81.3308L510.477 81.3308L510.477 80.9672L511.702 80.9672L511.702 62.7391L512.005 62.7391L512.005 60.0139L520.007 60.0139L520.007 64.8285L520.645 64.8285L520.645 67.7351L521.288 67.7351L521.288 62.0426L521.807 62.0426L521.807 57.8941L528.403 57.8941L528.403 62.3153L531.701 62.3153L531.701 65.2223L531.853 65.2223L531.853 64.7981L532.096 64.7981L532.096 64.4951L531.883 64.4951L531.883 64.1623L532.065 64.1623L532.065 63.8292L532.219 63.8292L532.188 63.7081L532.371 63.7081L532.371 63.1629L532.647 62.7694L532.647 62.0426L533.137 61.2251L533.258 61.2251C533.258 61.2251 533.308 60.7777 533.53 60.7407C533.53 60.7221 533.53 60.4378 533.53 60.4378C533.333 60.4115 533.254 60.041 533.53 59.9232C533.531 59.9238 533.527 59.6213 533.53 59.6203C533.212 59.5207 533.213 58.999 533.653 58.9847C534.093 58.9998 534.065 59.5207 533.744 59.6203C533.745 59.6213 533.741 59.9238 533.744 59.9232C534.021 60.041 533.941 60.4114 533.744 60.4378C533.744 60.4378 533.744 60.7221 533.744 60.7407C533.967 60.7777 534.018 61.2251 534.018 61.2251L534.142 61.2251L534.631 62.0426L534.631 62.7694L534.904 63.1629L534.904 63.7081L535.087 63.7081L535.058 63.8292L535.211 63.8292L535.211 64.1623L535.393 64.1623L535.393 64.4951L535.18 64.4951L535.18 64.7981L535.423 64.7981L535.423 65.2523L535.699 65.2523L535.699 65.6761L535.515 65.6761L535.515 66.9782L535.76 67.402L536.003 67.402L536.003 66.9782L535.852 66.9782L535.852 66.7057L536.003 66.7057L536.003 66.3728L536.279 66.3728L536.279 66.7057L536.462 66.7057L536.462 66.736L538.754 66.736L538.754 58.4999L547.61 58.4999C548.061 37.0184 551.364 13.2596 562.295 0.151396C562.143 -0.000319744 564.587 5.63352e-09 564.587 5.63352e-09C576.171 11.577 579.498 38.6829 579.851 62.2244M604.068 41.7554L603.393 41.7554L603.27 42.149L602.48 42.149L602.328 41.4223L602.328 40.6956L602.48 40.1805L603.27 40.1503L603.455 40.423L603.455 41.5134L604.343 41.5434L604.373 41.9674L604.068 42.0279L604.068 41.7554M614.477 43.8144C615.773 44.6078 614.724 45.8127 614.724 45.8127C614.724 45.8127 613.494 45.7132 613.47 45.7526C612.369 44.6208 613.53 43.8144 613.53 43.8144L614.477 43.8144M603.301 44.1777L603.301 45.2981L604.192 45.3285L604.222 45.7526L603.916 45.7826L603.916 45.5405L603.209 45.5405L603.087 45.9339L602.328 45.9339L602.175 45.2074L602.175 44.4502L602.297 43.9658L603.087 43.9356L603.301 44.1777M603.516 48.0537L603.516 49.1739L604.433 49.1739L604.433 49.6282L604.13 49.6586L604.13 49.3858L603.455 49.3858L603.331 49.7797L602.542 49.8098L602.389 49.0831L602.389 48.3261L602.542 47.8113L603.331 47.7811L603.516 48.0537M531.701 67.0694L531.762 66.9782L531.762 65.6761L531.701 65.6761L531.701 67.0694M536.279 67.7351L536.34 67.7351L536.34 66.9782L536.279 66.9782L536.279 67.7351M236.832 85.5095L242.359 85.5095L242.359 70.4302L236.832 70.4302L236.832 85.5095M248.436 85.5095L249.656 85.5095L249.656 70.4302L248.436 70.4302L248.436 85.5095M259.458 85.5095L261.137 85.5095L261.198 78.0304L263.428 78.0304L263.428 74.4874L268.983 74.4874L268.983 85.5095L269.809 85.5095L269.809 70.4302L259.458 70.4302L259.458 85.5095M276.374 74.4271L277.807 74.4271L277.807 85.5095L278.205 85.5095L278.205 70.4302L276.374 70.4302L276.374 74.4271M286.207 77.4248L288.345 77.4248L288.345 85.5095L289.96 85.5095L289.96 70.4302L286.207 70.4302L286.207 77.4248M301.044 71.0661L301.719 71.2473C301.427 70.9981 301.244 70.849 301.044 70.6723L301.044 71.0661M301.044 73.6702C301.061 73.7272 301.087 73.7628 301.105 73.8215L301.105 85.5095L302.144 85.5095L302.144 72.9135C301.772 72.5456 301.426 72.1999 301.044 71.8231L301.044 73.6702M167.947 76.91L169.015 76.91L169.015 72.9432L167.947 76.91M220.983 74.1242L220.983 85.5095L221.779 85.5095L221.779 73.3672C221.519 73.6235 221.242 73.8728 220.983 74.1242M213.563 81.0885L213.563 85.5095L215.305 85.5095L215.305 79.514C214.72 80.0478 214.136 80.584 213.563 81.0885M310.477 85.5095L311.854 85.5095L311.854 82.0272C311.403 81.6375 310.937 81.2544 310.477 80.8463L310.477 85.5095M178.023 81.3913L178.237 81.3308C178.237 81.1978 178.237 80.9442 178.237 80.9371C178.233 80.939 178.098 80.9329 178.023 80.937L178.023 81.3913M178.237 80.9371C178.237 80.937 178.237 80.937 178.237 80.937C178.237 80.9371 178.237 80.9371 178.237 80.9371M38.7255 85.5095L39.0612 85.5095L39.0612 85.479L38.7255 85.479L38.7255 85.5095"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27599676583pt" svg:height="86.09918483857pt" svg:x="36.26410000000pt" svg:y="415.22900000000pt" svg:viewBox="0 0 83 86" svg:d="M38.5398 0.00456438C37.383 0.090041 36.4865 1.06532 36.4846 2.24118C36.5928 3.39422 37.5479 4.2748 38.691 4.2748C39.8336 4.2748 40.789 3.39422 40.8975 2.24118C40.8961 1.62143 40.6422 1.02986 40.1956 0.606356C39.7492 0.182869 39.1501 -0.0348996 38.5398 0.00456438ZM46.0965 0.157758C44.9398 0.243235 44.0433 1.21853 44.0412 2.39436C44.0412 3.6381 45.036 4.64632 46.2629 4.64632C47.4899 4.64632 48.4847 3.6381 48.4847 2.39436C48.4837 1.76892 48.2254 1.17216 47.7723 0.747664C47.319 0.323181 46.7116 0.109401 46.0965 0.157758ZM53.1095 1.56713C51.9287 1.63785 51.0108 2.63566 51.0237 3.83438C51.0237 5.07811 52.0184 6.08629 53.2455 6.08629C54.4724 6.08629 55.467 5.07811 55.467 3.83438C55.4789 2.61295 54.5257 1.60589 53.3209 1.56713C53.2503 1.56371 53.1799 1.56371 53.1095 1.56713ZM30.0159 1.68969C28.8588 1.77515 27.9624 2.75045 27.9602 3.92629C27.9602 5.17004 28.9551 6.17824 30.182 6.17824C31.409 6.17824 32.4038 5.17004 32.4038 3.92629C32.4027 3.30087 32.1444 2.70407 31.6915 2.27961C31.2382 1.8551 30.6309 1.64134 30.0159 1.68969ZM23.1844 4.3859C22.0274 4.47138 21.1312 5.44662 21.1291 6.62249C21.1291 7.86622 22.1235 8.87445 23.3506 8.87445C24.5776 8.87445 25.5722 7.86622 25.5722 6.62249C25.5713 5.99706 25.3133 5.40027 24.86 4.97579C24.4069 4.55134 23.7995 4.33753 23.1844 4.3859ZM59.9708 4.44716C58.8141 4.53262 57.9179 5.50792 57.9156 6.68378C57.9156 7.92751 58.9103 8.93572 60.1371 8.93572C61.3641 8.93572 62.3588 7.92751 62.3588 6.68378C62.3578 6.05832 62.0999 5.46155 61.6467 5.03708C61.1934 4.61256 60.5859 4.39882 59.9708 4.44716ZM16.8366 8.5221C15.6675 8.59219 14.7541 9.57182 14.7507 10.7587C14.7507 12.0024 15.7459 13.0105 16.9727 13.0105C18.1998 13.0105 19.1942 12.0024 19.1942 10.7587C19.1928 10.1388 18.9389 9.5474 18.4924 9.12388C18.046 8.7004 17.4469 8.48265 16.8366 8.5221ZM66.3487 8.61397C65.1919 8.69945 64.2957 9.67472 64.2934 10.8507C64.4023 12.0035 65.3573 12.8843 66.5004 12.8843C67.6428 12.8843 68.5984 12.0035 68.7065 10.8507C68.705 10.2308 68.4512 9.63926 68.0045 9.21574C67.5585 8.79227 66.9594 8.57449 66.3487 8.61397ZM11.6073 13.6388C10.4504 13.7242 9.55399 14.6998 9.55184 15.8754C9.55184 17.119 10.5466 18.1273 11.7734 18.1273C13.0006 18.1273 13.9951 17.119 13.9951 15.8754C13.9942 15.2497 13.7361 14.653 13.2827 14.2285C12.8299 13.8042 12.2226 13.5904 11.6073 13.6388ZM71.4575 13.6999C70.3004 13.7854 69.404 14.7608 69.4017 15.9367C69.4017 17.1804 70.3967 18.1884 71.6236 18.1884C72.8503 18.1884 73.8455 17.1804 73.8455 15.9367C73.8446 15.3112 73.586 14.7142 73.133 14.2897C72.6802 13.8656 72.0727 13.6517 71.4575 13.6999ZM7.58707 19.7048C6.98695 19.6915 6.40696 19.9249 5.97969 20.3521C5.55238 20.7794 5.31438 21.3639 5.31999 21.9727C5.31999 23.2162 6.31471 24.2245 7.54171 24.2245C8.76871 24.2245 9.76344 23.2162 9.76344 21.9727C9.77473 20.7396 8.80345 19.7274 7.58707 19.7048ZM75.9914 20.1342C74.8229 20.2205 73.922 21.2138 73.936 22.4016C73.936 23.6448 74.9305 24.6531 76.1576 24.6531C77.3847 24.6531 78.3794 23.6448 78.3794 22.4016C78.387 21.7704 78.1325 21.1659 77.6787 20.7344C77.224 20.303 76.6121 20.0854 75.9914 20.1342ZM4.26205 26.6908C3.0814 26.7618 2.1635 27.7592 2.17638 28.9581C2.17638 30.2016 3.17108 31.2103 4.39809 31.2103C5.62508 31.2103 6.6198 30.2016 6.6198 28.9581C6.62666 28.3331 6.3763 27.7333 5.9289 27.3031C5.48149 26.8726 4.87748 26.6511 4.26205 26.6908ZM78.9234 26.6908C77.7547 26.777 76.8543 27.7705 76.8681 28.9581C76.9765 30.1112 77.932 30.9918 79.0747 30.9918C80.2174 30.9918 81.1728 30.1112 81.2812 28.9581C81.2878 28.3331 81.0376 27.7333 80.5903 27.3031C80.1429 26.8726 79.5388 26.6511 78.9234 26.6908ZM2.56933 34.1052C1.41229 34.1908 0.516027 35.166 0.513864 36.3419C0.513864 37.5857 1.50855 38.5941 2.73556 38.5941C3.96259 38.5941 4.95727 37.5857 4.95727 36.3419C4.95637 35.7167 4.69822 35.1197 4.24499 34.6955C3.79182 34.2705 3.18456 34.0571 2.56933 34.1052ZM80.7371 34.5344C79.5803 34.6199 78.6841 35.595 78.6819 36.771C78.6819 38.0148 79.676 39.0229 80.9032 39.0229C82.1304 39.0229 83.1251 38.0148 83.1251 36.771C83.1241 36.1457 82.8659 35.5487 82.4128 35.124C81.9596 34.6999 81.3524 34.4858 80.7371 34.5344ZM41.3812 38.2109C40.082 38.3042 39.0773 39.4033 39.0839 40.7234C39.0845 41.6693 39.6104 42.5344 40.4443 42.9601L33.6128 80.5535C33.6134 80.5228 33.6134 80.4924 33.6128 80.4617C33.6926 79.6116 33.2903 78.7891 32.5746 78.3395C31.8588 77.8895 30.9533 77.8895 30.2376 78.3395C29.522 78.7891 29.1196 79.6116 29.1995 80.4617C29.1887 81.5371 29.9305 82.4691 30.9696 82.6857C32.0085 82.9022 33.0531 82.3422 33.4618 81.3505L32.6457 85.8846L36.6355 85.9765C40.014 54.6547 41.1598 43.5949 41.1998 43.205C41.23 43.2055 41.2604 43.2055 41.2904 43.205C41.3473 43.669 42.9755 56.8553 46.3686 86.0992L50.0869 85.8541L49.5425 82.9432C50.2226 83.1785 50.9724 83.065 51.5553 82.6386C52.1378 82.2127 52.4806 81.5265 52.4746 80.7984C52.4779 79.9199 51.9755 79.1202 51.1888 78.751C50.4024 78.3821 49.4759 78.5118 48.817 79.0831L42.1368 43.144C43.2342 42.8663 44.0061 41.8697 44.0111 40.7234C44.0142 40.029 43.7328 39.3641 43.2345 38.8881C42.736 38.4116 42.0649 38.1664 41.3812 38.2109ZM2.05545 41.6119C0.898446 41.6971 0.00216284 42.6727 0 43.8486C-7.10543e-14 45.0918 0.994687 46.1004 2.2217 46.1004C3.44873 46.1004 4.44341 45.0918 4.44341 43.8486C4.44248 43.2232 4.18435 42.6262 3.73116 42.2015C3.27796 41.7772 2.67069 41.5634 2.05545 41.6119ZM80.8883 42.3164C79.7314 42.4021 78.835 43.3774 78.8327 44.5532C78.8327 45.7968 79.8277 46.805 81.0544 46.805C82.2817 46.805 83.276 45.7968 83.276 44.5532C83.275 43.9275 83.017 43.3307 82.5639 42.9065C82.1108 42.4821 81.5034 42.2681 80.8883 42.3164ZM3.32499 49.333C2.15608 49.4027 1.24254 50.3825 1.23932 51.5693C1.23932 52.8132 2.23402 53.8214 3.46104 53.8214C4.68804 53.8214 5.68274 52.8132 5.68274 51.5693C5.68122 50.9497 5.4272 50.3579 4.98078 49.9348C4.53436 49.5111 3.9352 49.2932 3.32499 49.333ZM79.5886 49.8231C78.4316 49.9083 77.5354 50.8838 77.533 52.0597C77.533 53.3033 78.5277 54.3114 79.7547 54.3114C80.9816 54.3114 81.9764 53.3033 81.9764 52.0597C81.9755 51.434 81.7173 50.8375 81.264 50.4128C80.8114 49.9884 80.2037 49.7746 79.5886 49.8231ZM5.71298 56.5327C4.55594 56.6182 3.65968 57.5934 3.65751 58.7696C3.76594 59.9225 4.72137 60.8031 5.86408 60.8031C7.00682 60.8031 7.96227 59.9225 8.07069 58.7696C8.06916 58.1497 7.81514 57.5582 7.36874 57.1347C6.92231 56.7111 6.32314 56.4935 5.71298 56.5327ZM76.9285 57.3295C75.7717 57.4149 74.8749 58.3905 74.8727 59.5659C74.8727 60.8098 75.8679 61.8182 77.0948 61.8182C78.3218 61.8182 79.3167 60.8098 79.3167 59.5659C79.3156 58.9407 79.0575 58.3438 78.604 57.9193C78.1508 57.4949 77.5438 57.2811 76.9285 57.3295ZM9.73319 63.6104C8.56452 63.6964 7.66395 64.69 7.67774 65.8777C7.78612 67.0307 8.7416 67.9111 9.88432 67.9111C11.0269 67.9111 11.9824 67.0307 12.091 65.8777C12.0978 65.2526 11.8476 64.6528 11.4002 64.2227C10.9527 63.7923 10.3486 63.5703 9.73319 63.6104ZM72.6965 64.1618C71.5395 64.2473 70.6437 65.2225 70.6415 66.3983C70.6415 67.6421 71.6357 68.6504 72.8631 68.6504C74.0897 68.6504 75.0846 67.6421 75.0846 66.3983C75.0837 65.7729 74.8255 65.1763 74.3724 64.7519C73.919 64.327 73.3118 64.1135 72.6965 64.1618ZM15.96 69.9527C15.3547 69.9301 14.767 70.1599 14.3329 70.5881C13.8988 71.0164 13.6568 71.6057 13.6628 72.2198C13.6628 73.4633 14.6576 74.4718 15.8845 74.4718C17.1115 74.4718 18.106 73.4633 18.106 72.2198C18.1178 70.9986 17.1646 69.9914 15.96 69.9527ZM66.9839 70.3204C65.8029 70.3908 64.8853 71.3886 64.8983 72.5874C64.8983 73.8312 65.8928 74.8395 67.1198 74.8395C68.3467 74.8395 69.3415 73.8312 69.3415 72.5874C69.3532 71.366 68.3997 70.3587 67.1951 70.3204C67.1249 70.3171 67.0541 70.3171 66.9839 70.3204ZM22.6706 74.7628C22.0705 74.7489 21.4907 74.9823 21.0632 75.4096C20.6358 75.837 20.3976 76.4218 20.4034 77.0299C20.4034 78.2737 21.3981 79.2819 22.625 79.2819C23.8521 79.2819 24.8468 78.2737 24.8468 77.0299C24.858 75.7972 23.887 74.7853 22.6706 74.7628ZM59.3061 75.4675C58.1488 75.553 57.2527 76.5283 57.2503 77.7041C57.3591 78.8574 58.3145 79.7378 59.4571 79.7378C60.5998 79.7378 61.5554 78.8574 61.6636 77.7041C61.662 77.0842 61.4081 76.4928 60.9617 76.0693C60.5156 75.6457 59.9161 75.4279 59.3061 75.4675ZM41.321 79.0523C40.1639 79.1379 39.2673 80.1128 39.2652 81.2888C39.2652 82.5325 40.2599 83.5407 41.4868 83.5407C42.7138 83.5407 43.7087 82.5325 43.7087 81.2888C43.7077 80.6634 43.4498 80.0665 42.9966 79.6421C42.5433 79.2176 41.9361 79.0038 41.321 79.0523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06176667645pt" svg:height="64.06176667645pt" svg:x="45.35510000000pt" svg:y="424.19600000000pt" svg:viewBox="0 0 64 64" svg:d="M64.0618 32.0308C64.0618 49.7211 49.7211 64.0618 32.0308 64.0618C14.3407 64.0618 0 49.7211 0 32.0308C0 14.3407 14.3407 0 32.0308 0C49.7211 0 64.0618 14.3407 64.0618 32.0308Z" calligra:nodeTypes="ccccc"/>
        <draw:path draw:style-name="gr5" xml:id="shape-5" draw:id="shape-5" draw:name="path2900" draw:layer="" svg:width="74.20809965728pt" svg:height="74.20809965728pt" svg:x="41.09770000000pt" svg:y="419.66000000000pt" svg:viewBox="0 0 74 74" svg:d="M74.2081 37.104C74.2081 57.5959 57.5959 74.2081 37.104 74.2081C16.612 74.2081 0 57.5959 0 37.104C0 16.612 16.612 0 37.104 0C57.5959 0 74.2081 16.612 74.2081 37.104Z" calligra:nodeTypes="ccccc"/>
        <draw:path draw:style-name="gr6" xml:id="shape-6" draw:id="shape-6" draw:name="path2902" draw:layer="" svg:width="74.98609822555pt" svg:height="74.15370246146pt" svg:x="41.32970000000pt" svg:y="419.59500000000pt" svg:viewBox="0 0 75 74" svg:d="M25.147 6.74281L21.7333 3.88136L21.9988 8.22923L18.6991 5.55364L18.9644 9.71573L15.8924 7.18873L16.537 11.3877L13.2372 9.49269L14.3372 13.2089L10.1651 12.1312L11.9857 15.513L8.07892 14.7324L10.0513 18.1887L5.72732 17.594L8.30647 20.8639L4.21015 20.8639L6.86517 23.0937L2.8826 23.7998L5.61353 25.9925L1.5172 27.2186L4.51359 29.56L1.0241 31.3066L4.24805 32.8673L0.15172 35.0229L3.33778 35.6171L0 38.4786L3.71707 38.9245L0.379291 42.0462L4.47566 42.232L0.948238 45.3908L5.04457 45.3165L1.82062 48.289L6.3342 48.3638L3.33778 51.4109L7.43411 50.965L4.62736 54.9783L9.10297 53.5661L6.52382 58.1743L10.8479 56.3161L9.25471 61.7046L13.5408 59.2516L12.289 64.6774L16.7266 61.9649L15.9303 67.3159L19.8366 64.2688L19.4956 69.8802L23.3642 66.0894L24.0849 71.5524L27.6502 67.6875L28.6744 73.1503L31.7467 68.728L33.3018 73.8563L35.6154 69.0254L38.119 74.1537L39.7118 69.0624L42.2531 73.8191L43.6944 68.4307L46.9563 72.8901L47.6391 67.5762L51.356 71.6264L51.5078 66.1637L55.4527 69.8802L55.1489 64.0832L59.2831 67.3531L58.4109 62.0389L62.2798 64.9374L61.2176 59.3262L65.6932 61.4817L64.1001 56.0191L68.6899 57.8023L66.2622 52.8974L71.0792 54.3837L67.8174 49.5526L72.8618 49.9988L69.183 46.2083L73.6963 45.9849L69.9036 42.6407L74.6827 41.4145L70.3967 38.553L74.9484 37.4011L70.7756 35.2826L74.9861 34.1306L70.3204 32.5327L74.4548 30.0056L69.3726 29.5971L73.2034 26.8098L68.9933 26.8098L73.1275 23.9857L67.8174 24.1342L71.2308 20.5667L66.2999 21.756L69.6379 18.077L64.8206 18.5228L67.0208 14.2493L62.4694 15.9959L64.214 11.1276L60.2313 13.4693L61.3692 8.48937L57.4247 11.3877L57.6902 5.96239L54.3336 9.25118L53.6926 3.78388L49.777 6.7795L48.9722 1.89195L45.9685 5.62329L45.3246 1.05107L42.5355 5.09776L41.0873 0.472993L39.4242 4.46714L37.3324 0L35.9378 4.46714L33.1485 0.525543L32.7731 4.72988L29.1791 1.20875L28.9646 5.62329L25.6388 2.41749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23216153801pt" svg:height="113.67314057870pt" svg:x="0.00000000000pt" svg:y="396.70200000000pt" svg:viewBox="0 0 680 114" svg:d="M579.524 62.4095L582.578 62.4095L582.578 85.7639L584.285 85.7639L584.285 60.1924L591.485 60.1924L591.485 64.3532C592.775 63.8976 594.428 63.8117 596.28 65.0213L596.28 64.1101L600.702 56.457L602.9 56.4267L602.9 53.1162L606.685 53.1162L606.685 51.1729L603.422 51.1729L603.422 49.8365L604.55 49.8365C603.797 48.8039 604.732 48.0751 604.732 48.0751L605.647 48.0751C606.545 48.6562 606.263 49.4438 606.044 49.8365L606.685 49.8365L606.685 47.3462L603.482 47.3462L603.482 45.9793L604.519 45.9793C604.002 44.9965 604.886 44.3396 604.886 44.3396L605.83 44.3396C606.624 44.8618 606.534 45.5231 606.349 45.9793L606.685 45.9793L606.655 43.4895L603.422 43.4895L603.422 42.1529L604.396 42.1529C603.941 41.2319 604.732 40.6045 604.732 40.6045L605.556 40.6045C606.258 41.0962 606.179 41.7257 606.014 42.1529L606.655 42.1529L606.655 39.6322L603.543 39.6322L603.543 38.4174L603.299 38.4174L603.145 37.6885L603.145 36.9294L603.267 36.4434L604.092 36.4133L604.274 36.6559L604.274 37.78L605.158 37.8101L605.189 38.2352L604.886 38.2654L604.886 38.0228L604.183 38.0228L604.122 38.2958L606.655 38.2958L606.655 35.7451L603.422 35.7451L603.422 34.3783L606.655 34.3783L606.655 34.0446L606.594 34.0446C606.594 34.0446 603.496 33.9337 602.9 33.5279C602.918 32.5688 602.9 32.5564 602.9 32.5564C602.9 32.5564 603.107 32.3447 603.666 32.2525C603.721 32.2708 603.697 32.0398 603.697 32.0398L603.176 32.0398L602.93 31.797L602.93 27.8794L602.597 27.8794C602.597 27.8794 602.395 27.7646 602.323 27.5756L602.323 22.5036C602.323 22.5036 602.602 22.1592 602.961 22.0483C602.941 22.0286 602.961 18.586 602.961 18.586C603.358 17.942 605.125 17.7127 606.318 17.5535L606.318 17.2805C606.318 17.2805 605.281 17.2287 605.099 17.0068C605.079 17.0068 604.721 16.6818 604.702 16.5513C604.688 16.5252 604.702 14.1826 604.702 14.1826C604.841 13.943 605.891 13.5187 606.869 13.4538L608.149 13.4538L607.904 10.7811L607.904 10.7507L607.419 5.10209L607.328 5.10209L607.358 4.34285L607.297 3.79619L607.358 3.79619L607.358 3.73548L610.957 3.79619L610.957 3.85694L611.016 3.85694L610.681 7.41017L610.681 7.83534L610.65 7.83534L610.44 10.1741L610.44 10.7811L610.378 10.7811L610.136 13.4538L611.416 13.4538C612.388 13.5187 613.473 13.9125 613.612 14.1521C613.612 14.1521 613.625 16.5252 613.612 16.5513C613.593 16.6818 613.234 17.0068 613.214 17.0068C613.032 17.2286 611.996 17.2805 611.996 17.2805L611.996 17.5535C613.186 17.7127 614.954 17.9421 615.348 18.586C615.348 18.586 615.368 22.0286 615.348 22.0483C615.711 22.1592 615.992 22.5036 615.992 22.5036L615.992 27.5756C615.92 27.7646 615.717 27.8794 615.717 27.8794L615.38 27.8794L615.38 31.797L615.136 32.0094L614.62 32.0094C614.62 32.0094 614.595 32.2708 614.649 32.2525C615.202 32.3447 615.38 32.5258 615.38 32.5258C615.38 32.5258 615.392 32.5688 615.41 33.5279C614.819 33.9337 611.691 34.0446 611.691 34.0446L611.599 34.0446L611.599 34.3783L614.892 34.3783L614.892 35.7451L611.599 35.7451L611.599 38.2958L612.026 38.2958C611.888 37.5464 612.358 37.0508 612.358 37.0508L613.033 37.0508C613.467 37.4253 613.542 37.9054 613.49 38.2958L614.984 38.2958L614.984 39.6322L611.599 39.6322L611.599 42.1225L613.275 42.1225C612.578 41.0604 613.399 40.3 613.399 40.3L614.161 40.3C614.942 40.901 614.685 41.7417 614.499 42.1225L614.863 42.1225L614.863 43.4895L611.599 43.4895L611.629 45.9793L614.953 45.9793L614.953 47.3462L611.629 47.3462L611.629 49.8063L613.153 49.8063C612.189 48.7155 613.245 47.9535 613.245 47.9535L614.192 47.9535C615.244 48.6014 614.779 49.485 614.56 49.8063L614.892 49.8063L614.892 51.1729L611.629 51.1729L611.629 53.1162L615.38 53.1162L615.38 66.2966L615.778 69.0606L617.214 69.1514L617.214 79.5379L618.373 79.5379L618.984 77.1388L619.836 79.2949L619.836 64.6265L622.28 64.6265L622.28 61.5894L623.317 61.5894L623.317 41.333L635.034 34.014L634.973 63.2599L638.575 61.1947L638.575 85.1869L639.585 85.1869L639.585 70.8825C639.957 69.6583 640.325 68.7032 640.709 67.967L640.709 63.5936L643.823 63.5936L643.823 56.2139L645.686 50.778L648.033 46.9815L650.292 50.5956L652.216 56.5479L652.216 62.8651L656.611 62.8651L656.611 74.4965L657.799 74.4965L657.799 85.7639L658.319 85.7639L658.319 72.1277L662.47 72.1277L662.47 85.7639L662.864 85.7639L662.864 71.4592L665.339 71.4592L665.339 67.5723L670.069 67.5723L670.069 85.7639L672.786 85.7639L672.786 75.1037L674.799 75.1037L674.799 63.2905L680.232 63.2905L679.957 95.0874L679.957 113.673L1.04082e-13 113.673L0 63.1079L0.221834 63.1079L0.221834 73.7982L1.44252 73.7982L1.44252 60.5871L6.02007 60.5871L6.02007 58.9474L5.34867 58.9474L5.34867 50.5046L6.63036 50.5046L6.63036 49.1074L7.24072 49.1074L8.98018 46.253L8.98018 43.6109L11.0248 37.6579L11.0248 36.565L11.0553 37.6579L12.9474 43.6109L12.9474 46.253L14.6869 49.1379L15.2974 49.1379L15.2974 50.5046L16.5788 50.5046L16.5788 58.9474L15.9077 58.9474L15.9077 60.1015L18.5626 60.1015L18.5626 71.7937L20.7902 71.7937L20.7902 71.8849L21.4311 71.8849L21.4311 64.9303L21.5838 64.9303L21.5838 59.9798L27.6871 59.9798L27.6871 47.4374C27.6871 45.6325 30.1846 41.2875 33.3023 41.2115C36.5671 41.1319 39.1236 45.7387 39.1918 47.4374C39.1965 47.5564 39.1934 62.1985 39.1918 73.4941L39.9243 73.4941L39.9243 63.2295L41.7552 63.2295L41.7552 62.3184L44.1356 62.3184L44.1356 55.9103L48.3471 55.9103L48.3471 62.3184L51.4293 62.3184L51.4293 85.7639L51.5208 85.7639L51.5208 64.4442L53.4431 61.1037L55.3049 64.3229L55.3049 85.7639L55.427 85.7639L55.427 70.1843L55.5185 70.1843L55.5185 64.657L60.9506 64.657L60.8893 70.1843L61.2249 70.1843L61.2249 68.5744L66.5654 67.1469L66.5654 85.7639L67.3591 85.7639L67.3591 64.4442L68.6102 64.4442L68.6102 64.3229C68.6102 64.3229 71.1735 61.2213 74.7439 62.4703L74.7439 62.2272L81.9463 62.2272L81.9463 67.2383L83.5026 67.2383L86.7067 79.1735L86.7067 66.1145L91.1625 57.2769L94.8853 57.216L98.9443 65.4464L98.9443 75.4988L99.7985 77.6551L99.7985 85.4599L101.079 85.4599L101.079 71.1861L103.093 71.1861L104.711 60.496L106.239 71.0953L107.641 71.1861L107.641 73.3728L107.793 73.3728L107.793 85.1869L109.836 85.1869L109.836 64.687L112.707 64.687L112.707 63.6241L117.682 63.6241L117.682 67.2383L119.3 67.2383L119.3 79.963L120.58 79.963L120.58 61.6803L121.377 61.6803L121.377 35.0465L124.64 25.4497L128.759 18.7988L132.759 25.1459L136.146 35.6237L136.146 60.982L136.483 60.982L136.483 70.3664C137.242 71.6238 137.733 72.8872 137.733 72.8872L137.733 77.0478C137.882 77.0363 138.039 77.0276 138.188 77.0173L138.188 70.2448L140.629 70.2448L140.66 68.1493L140.997 65.5375L141.302 66.9345L141.302 33.5279L144.384 33.5279L144.384 36.4434L151.647 36.4434L151.647 33.4978L154.515 33.4978L154.515 70.7305C154.563 70.7262 154.617 70.7301 154.668 70.7305L154.668 61.4072L160.1 61.4072L160.07 66.5394L162.295 67.8457L162.879 66.1755L162.754 68.1189L165.99 69.9712L165.99 77.1388L166.449 77.1388L168.583 70.1537L169.833 67.5417L169.62 70.0927L170.537 70.0927L170.537 66.4486L174.719 66.4486C174.776 66.1416 174.828 65.868 174.87 65.8413C175.247 65.3719 174.884 65.9511 174.658 65.2642C174.632 65.1133 174.97 63.0034 175.388 62.8043C175.599 62.7458 178.569 62.2034 180.182 62.1668C180.134 62.1848 183.963 62.1668 183.963 62.1668C183.963 62.1668 189.445 62.7688 192.448 64.0497L194.247 61.2553L197.054 61.3163L200.257 65.5682L200.411 69.0606C202.1 70.5481 204.38 72.6937 205.539 74.709L206.275 74.5271L206.275 65.0517L213.443 65.0517L213.443 72.735L215.184 72.3102L215.184 67.2689L220.858 67.2689L220.858 70.8825L221.654 70.6701L221.654 69.9712L223.026 70.3359L223.515 70.2144L223.515 61.4679L224.338 56.3963L224.095 56.4267L224.125 56.2749L224.369 56.2446L224.643 54.8777L224.795 53.754L224.887 54.9084L225.129 56.1838L225.375 56.1838L225.375 56.3355L225.161 56.366L225.406 57.3984L226.201 59.7676L226.719 59.7676L228.979 51.7801L231.388 59.7676L231.877 59.7676L232.305 57.3984L232.518 56.5177L232.244 56.4876L232.214 56.3051L232.549 56.3051L232.854 54.574L232.975 53.6328L233.097 54.6047L233.37 56.3051L233.646 56.3051L233.676 56.5177L233.401 56.4876L234.196 61.4679L234.196 64.9303L234.776 63.9582L236.453 66.8738L242.222 66.8738L242.222 66.0538L248.296 66.0538L248.296 66.8738L249.515 66.8738L249.515 63.533L259.312 63.533L259.312 66.8738L259.861 66.8738C259.682 65.531 260.439 65.7198 260.439 65.7198C260.791 65.7187 260.745 66.5093 260.745 66.5093L262.027 66.5093C262.027 66.2568 262.123 65.8912 261.966 65.659C261.633 65.1687 261.635 64.6151 262.211 64.3835C263.345 64.7378 262.484 65.7198 262.484 65.7198L262.484 66.4789L263.736 66.5093C263.684 65.6164 264.277 65.6816 264.255 65.6892C264.869 65.6379 264.712 66.6309 264.712 66.6309L264.712 67.1166L269.657 67.1166L269.657 62.9257L276.218 62.9257L276.218 67.1166L278.048 67.1166L278.048 65.0517L286.046 65.0517L286.046 67.1166L289.796 67.1166L289.796 65.2642L290.163 65.2642L290.163 61.4072L290.988 56.3355L290.742 56.366L290.772 56.1838L291.019 56.1537L291.262 54.8169L291.445 53.6628L291.537 54.8169L291.781 56.0926L292.025 56.1231L292.025 56.2749L291.812 56.2749L292.056 57.3073L292.483 58.8562L293.612 58.8562L295.598 51.6889L297.855 59.7369L298.525 59.7369L298.951 57.3073L299.166 56.457L298.89 56.4267L298.86 56.2446L299.196 56.2446L299.47 54.5133L299.624 53.5413L299.715 54.5133L300.02 56.2446L300.296 56.2446L300.326 56.4267L300.052 56.4267L300.843 61.4072L300.874 70.3664L301.974 70.6397L301.974 64.3532L308.779 68.271L308.779 72.3403L311.678 73.0693L311.678 68.392L313.296 68.392L313.296 64.7782L318.268 64.7782L318.268 65.9321C319.793 65.0039 322.259 64.3069 325.103 66.7524C325.093 67.1316 325.08 68.5634 325.075 69.8196L326.265 61.6503L327.545 70.1843L331.544 70.1843L332.032 71.976L332.032 66.5702L336.122 59.5546L339.813 59.6154L344.27 67.2689L344.27 80.6007L346.316 80.6007L346.895 78.2016L347.842 80.5707L347.842 82.089L349.031 82.3928L349.031 63.3508L356.232 63.3508L356.232 84.215L357.911 84.6095L357.911 67.6329L357.941 67.6329L357.941 65.5682L363.618 65.5682L363.618 67.6329L364.199 67.6329L364.199 85.7639L364.444 85.7639L364.444 68.3012L368.623 69.3941L368.623 64.6265L375.641 64.6265L375.641 69.6073L375.671 69.6073L375.671 65.4768L377.442 62.4398L377.442 59.0386L376.741 59.0386L376.741 57.7022L377.412 57.7022C377.412 57.7022 377.569 55.3061 380.129 54.8777C380.158 54.8727 380.42 53.0041 380.372 52.5392C380.096 52.442 379.914 52.2148 379.914 51.9624C379.902 51.6435 380.178 51.3692 380.556 51.3247L380.617 49.5023L380.677 51.3247C381.088 51.3303 381.416 51.6158 381.408 51.9624C381.403 52.221 381.209 52.4504 380.92 52.5392C380.881 53.0702 381.044 54.8096 381.073 54.8169C383.634 55.466 383.972 57.7022 383.972 57.7022L384.675 57.7022L384.675 58.9776L383.942 58.9776L383.911 63.9281L384.521 63.9281L384.521 67.1469L384.98 67.1469L384.98 64.3532L388.033 64.3532L388.033 62.5311L387.329 62.5311L387.329 61.1947L388.002 61.1947C388.002 61.1947 388.161 58.7986 390.716 58.3702C390.747 58.3652 391.008 56.4966 390.96 56.0318C390.683 55.9346 390.503 55.7072 390.503 55.4546C390.495 55.127 390.784 54.8491 391.175 54.8169L391.206 52.9949L391.297 54.8169C391.696 54.8366 392.005 55.1179 391.998 55.4546C391.991 55.7134 391.797 55.9427 391.51 56.0318C391.471 56.5625 391.633 58.3022 391.663 58.3096C392.602 58.548 393.24 59.0158 393.677 59.4939L395.047 59.4939L395.047 61.1947L395.261 61.1947L395.261 61.8322L402.101 61.8322L402.101 63.7457L404.481 63.7457L404.481 64.3532L407.624 64.3532L407.624 61.7414L406.952 61.7414L406.952 60.496L407.594 60.496C407.594 60.496 407.754 58.3083 410.217 57.915C410.245 57.9101 410.492 56.2567 410.459 55.7888C410.18 55.7017 409.997 55.4838 410.002 55.2422C409.999 54.9463 410.277 54.6966 410.643 54.6651L410.673 52.9949L410.766 54.6651C411.143 54.6847 411.441 54.9375 411.44 55.2422C411.44 55.49 411.24 55.7098 410.949 55.7888C410.915 56.2853 411.103 57.8474 411.131 57.854C412.182 58.1079 412.823 58.6172 413.24 59.1296L413.24 59.0687L416.108 59.0687L416.108 57.7631L416.747 57.7631C416.747 57.7631 416.906 55.367 419.465 54.9385C419.497 54.9331 419.822 52.8474 419.739 52.5089C419.438 52.4161 419.24 52.1715 419.251 51.9017C419.261 51.5854 419.549 51.3253 419.922 51.2942L419.952 49.4417L420.044 51.2636C420.442 51.2833 420.752 51.5647 420.744 51.9017C420.738 52.1604 420.544 52.3896 420.259 52.4785C420.186 52.8614 420.408 54.8702 420.44 54.8777C422.997 55.5271 423.337 57.7631 423.337 57.7631L424.042 57.7631L424.042 59.0386L423.307 59.0386L423.307 59.7676L429.107 59.7676L429.107 67.4206C429.397 67.4558 429.714 67.505 429.809 67.5723C429.81 67.5681 429.809 68.9694 429.809 68.9694C429.809 68.9888 429.811 76.4264 429.809 83.0003L432.556 83.0003L432.556 63.5635L433.563 63.5635L433.563 62.7738L434.967 62.7738L434.967 57.1555L439.178 57.1555L439.178 62.7738L439.848 62.7738L439.848 63.5635L442.26 63.5635L442.26 71.4592L446.257 71.4592L446.257 71.3988L453.063 71.3988L453.063 75.7417L456.755 75.7417L457.671 73.0995L458.772 75.7417L458.772 81.6334L459.442 81.6334L459.442 65.5682C459.442 65.5682 463.17 61.021 467.895 65.082C467.894 65.1119 467.895 65.2884 467.895 65.3249L469.388 65.3249L469.388 63.0168L468.964 62.6825L468.964 62.1668L469.419 62.1668L469.419 61.9842L469.605 61.9842L469.574 61.8629L469.419 61.8629L469.237 61.6803L469.237 61.4984L469.727 61.2252L469.727 60.5871L469.939 60.5871C470.286 57.6883 472.022 52.1121 477.203 50.292L477.203 49.8971L477.416 49.8971L477.416 49.624C477.416 49.624 477.014 49.6809 476.958 49.4113C476.958 49.3408 476.942 49.1204 477.203 49.0166L477.355 48.9862L477.355 48.166L477.478 48.166L477.478 47.7107L477.628 47.7107L477.628 48.1055L477.963 48.1055L477.963 47.3767L477.779 47.3767L477.779 46.9514L478.146 46.9514L478.146 43.7929L477.749 43.459L477.749 43.2158L478.176 43.2158L478.176 42.2443L478.575 42.639L478.575 43.1248L478.881 43.1248L478.881 41.3028L478.483 41.3028L478.483 40.9991L478.697 40.9991L478.697 40.0271C478.697 40.0271 479.232 39.2073 479.551 39.2073L479.551 38.9033L479.277 38.7517L479.277 38.6303L479.582 38.6303L479.582 37.8706L479.795 37.8706C479.795 37.8706 479.604 37.7252 479.582 37.5977L479.582 37.2937C479.582 37.2937 479.67 37.1787 479.763 37.1724C479.87 37.1651 479.886 37.1419 479.886 37.1419L479.886 36.9901C478.985 36.5492 479.698 35.7183 479.886 35.8058L479.917 34.2264L480.068 33.4063L480.191 34.2264L480.221 35.8058C480.41 35.7183 481.126 36.5492 480.221 36.9901L480.221 37.1419C480.221 37.1419 480.237 37.1651 480.343 37.1724C480.439 37.1787 480.527 37.2937 480.527 37.2937L480.527 37.5977C480.505 37.7252 480.313 37.8706 480.313 37.8706L480.527 37.8706L480.527 38.6303L480.834 38.6303L480.834 38.7517L480.558 38.9033L480.558 39.2073C480.877 39.2073 481.413 40.0271 481.413 40.0271L481.413 40.9991L481.626 40.9991L481.626 41.3028L481.23 41.3028L481.23 43.1248L481.535 43.1248L481.535 42.639L481.932 42.2443L481.932 43.2158L482.36 43.2158L482.36 43.459L481.963 43.7929L481.963 46.9514L482.33 46.9514L482.33 47.3767L482.146 47.3767L482.146 48.1055L482.482 48.1055L482.482 47.7107L482.636 47.7107L482.636 48.166L482.758 48.166L482.758 48.9862L482.909 49.0166C483.168 49.1204 483.154 49.3408 483.154 49.4113C483.096 49.6809 482.697 49.624 482.697 49.624L482.697 49.8971L482.909 49.8971L482.909 50.292C488.09 52.1121 489.828 57.6883 490.171 60.5871L490.384 60.5871L490.384 61.2252L490.873 61.4984L490.873 61.6803L490.689 61.8629L490.566 61.8629L490.506 61.9842L490.689 61.9842L490.689 62.1668L491.148 62.1668L491.148 62.6825L490.72 63.0168L490.72 65.8715L491.821 65.8715L492.856 66.1755L493.528 66.6004L493.528 66.8435L493.378 66.9041L493.378 67.8761L493.956 68.0885L493.956 68.2404L494.26 68.2404L494.26 69.0908L498.291 70.1537L498.291 60.4052L501.341 60.4052L501.341 53.9972L505.581 53.9972L505.581 60.4052L507.962 60.4052L507.962 64.8389L508.789 66.2361L508.789 81.5727L510.189 81.5727L510.189 81.2081L511.413 81.2081L511.413 62.9257L511.716 62.9257L511.716 60.1924L519.714 60.1924L519.714 65.0213L520.351 65.0213L520.351 67.9366L520.994 67.9366L520.994 62.2272L521.513 62.2272L521.513 58.0663L528.105 58.0663L528.105 62.5007L531.401 62.5007L531.401 65.4163L531.553 65.4163L531.553 64.9909L531.796 64.9909L531.796 64.687L531.583 64.687L531.583 64.3532L531.765 64.3532L531.765 64.0191L531.919 64.0191L531.888 63.8976L532.071 63.8976L532.071 63.3508L532.347 62.9561L532.347 62.2272L532.836 61.4072L532.957 61.4072C532.957 61.4072 533.007 60.9585 533.229 60.9214C533.229 60.9027 533.229 60.6176 533.229 60.6176C533.032 60.5912 532.953 60.2196 533.229 60.1015C533.23 60.1021 533.226 59.7987 533.229 59.7977C532.911 59.6978 532.912 59.1745 533.352 59.1602C533.792 59.1753 533.764 59.6978 533.443 59.7977C533.444 59.7987 533.44 60.1021 533.443 60.1015C533.72 60.2196 533.64 60.5911 533.443 60.6176C533.443 60.6176 533.443 60.9027 533.443 60.9214C533.666 60.9585 533.717 61.4072 533.717 61.4072L533.841 61.4072L534.329 62.2272L534.329 62.9561L534.602 63.3508L534.602 63.8976L534.785 63.8976L534.756 64.0191L534.909 64.0191L534.909 64.3532L535.091 64.3532L535.091 64.687L534.878 64.687L534.878 64.9909L535.121 64.9909L535.121 65.4464L535.397 65.4464L535.397 65.8715L535.213 65.8715L535.213 67.1774L535.458 67.6025L535.701 67.6025L535.701 67.1774L535.55 67.1774L535.55 66.9041L535.701 66.9041L535.701 66.5702L535.977 66.5702L535.977 66.9041L536.159 66.9041L536.159 66.9345L538.45 66.9345L538.45 58.6739L547.301 58.6739C547.752 37.1285 551.053 13.299 561.978 0.151846C561.826 -0.000320695 564.269 5.65018e-09 564.269 5.65018e-09C575.846 11.6114 579.171 38.798 579.524 62.4095M603.727 41.8796L603.053 41.8796L602.93 42.2744L602.14 42.2744L601.988 41.5455L601.988 40.8167L602.14 40.3L602.93 40.2697L603.115 40.5432L603.115 41.6369L604.002 41.667L604.032 42.0922L603.727 42.1529L603.727 41.8796M614.13 43.9447C615.426 44.7405 614.377 45.949 614.377 45.949C614.377 45.949 613.148 45.8492 613.124 45.8887C612.024 44.7535 613.184 43.9447 613.184 43.9447L614.13 43.9447M602.961 44.3091L602.961 45.4328L603.851 45.4633L603.881 45.8887L603.575 45.9188L603.575 45.676L602.869 45.676L602.747 46.0705L601.988 46.0705L601.835 45.3419L601.835 44.5824L601.957 44.0966L602.747 44.0663L602.961 44.3091M603.176 48.1966L603.176 49.3202L604.092 49.3202L604.092 49.7758L603.789 49.8063L603.789 49.5327L603.115 49.5327L602.991 49.9278L602.202 49.958L602.049 49.2291L602.049 48.4699L602.202 47.9535L602.991 47.9232L603.176 48.1966M531.401 67.2689L531.462 67.1774L531.462 65.8715L531.401 65.8715L531.401 67.2689M535.977 67.9366L536.038 67.9366L536.038 67.1774L535.977 67.1774L535.977 67.9366M236.698 85.7639L242.222 85.7639L242.222 70.6397L236.698 70.6397L236.698 85.7639M248.296 85.7639L249.515 85.7639L249.515 70.6397L248.296 70.6397L248.296 85.7639M259.312 85.7639L260.99 85.7639L261.051 78.2625L263.279 78.2625L263.279 74.709L268.831 74.709L268.831 85.7639L269.657 85.7639L269.657 70.6397L259.312 70.6397L259.312 85.7639M276.218 74.6485L277.65 74.6485L277.65 85.7639L278.048 85.7639L278.048 70.6397L276.218 70.6397L276.218 74.6485M286.046 77.6551L288.182 77.6551L288.182 85.7639L289.796 85.7639L289.796 70.6397L286.046 70.6397L286.046 77.6551M300.874 71.2775L301.549 71.4592C301.257 71.2093 301.074 71.0598 300.874 70.8825L300.874 71.2775M300.874 73.8893C300.891 73.9465 300.917 73.9822 300.935 74.0411L300.935 85.7639L301.974 85.7639L301.974 73.1304C301.602 72.7614 301.256 72.4147 300.874 72.0368L300.874 73.8893M167.852 77.1388L168.92 77.1388L168.92 73.1602L167.852 77.1388M220.858 74.3447L220.858 85.7639L221.654 85.7639L221.654 73.5854C221.394 73.8425 221.117 74.0925 220.858 74.3447M213.443 81.3297L213.443 85.7639L215.184 85.7639L215.184 79.7505C214.599 80.2859 214.015 80.8237 213.443 81.3297M310.302 85.7639L311.678 85.7639L311.678 82.2712C311.227 81.8803 310.762 81.4961 310.302 81.0868L310.302 85.7639M177.923 81.6334L178.136 81.5727C178.136 81.4393 178.136 81.185 178.136 81.1779C178.132 81.1798 177.998 81.1737 177.923 81.1778L177.923 81.6334M178.136 81.1779C178.136 81.1778 178.136 81.1778 178.136 81.1778C178.136 81.1779 178.136 81.1779 178.136 81.1779M38.7037 85.7639L39.0392 85.7639L39.0392 85.7333L38.7037 85.7333L38.7037 85.7639"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55291453821pt" svg:height="86.19849924021pt" svg:x="36.26410000000pt" svg:y="415.22900000000pt" svg:viewBox="0 0 84 86" svg:d="M38.668 0.00456964C37.5073 0.0901448 36.6078 1.06655 36.6059 2.24376C36.7145 3.39813 37.6728 4.27973 38.8197 4.27973C39.9661 4.27973 40.9246 3.39813 41.0335 2.24376C41.0321 1.6233 40.7773 1.03105 40.3293 0.607055C39.8814 0.18308 39.2803 -0.0349399 38.668 0.00456964ZM46.2498 0.15794C45.0892 0.243516 44.1898 1.21994 44.1876 2.39712C44.1876 3.6423 45.1858 4.65168 46.4167 4.65168C47.6478 4.65168 48.6459 3.6423 48.6459 2.39712C48.6449 1.77096 48.3858 1.17351 47.9312 0.748526C47.4763 0.323554 46.8669 0.109527 46.2498 0.15794ZM53.2861 1.56894C52.1014 1.63974 51.1804 2.6387 51.1934 3.8388C51.1934 5.08397 52.1914 6.09331 53.4226 6.09331C54.6535 6.09331 55.6514 5.08397 55.6514 3.8388C55.6634 2.61596 54.707 1.60774 53.4982 1.56894C53.4274 1.56551 53.3567 1.56551 53.2861 1.56894ZM30.1157 1.69164C28.9548 1.7772 28.0554 2.75362 28.0532 3.93082C28.0532 5.176 29.0514 6.18537 30.2824 6.18537C31.5134 6.18537 32.5116 5.176 32.5116 3.93082C32.5104 3.30468 32.2513 2.70719 31.7969 2.28224C31.3421 1.85724 30.7328 1.64323 30.1157 1.69164ZM23.2615 4.39096C22.1006 4.47654 21.2015 5.4529 21.1994 6.63013C21.1994 7.87529 22.1971 8.88469 23.4282 8.88469C24.6593 8.88469 25.6572 7.87529 25.6572 6.63013C25.6563 6.00398 25.3975 5.4065 24.9427 4.98153C24.4881 4.55659 23.8786 4.34253 23.2615 4.39096ZM60.1702 4.45229C59.0097 4.53785 58.1105 5.51427 58.1082 6.69149C58.1082 7.93665 59.1062 8.94603 60.3371 8.94603C61.5682 8.94603 62.5662 7.93665 62.5662 6.69149C62.5652 6.06531 62.3064 5.46785 61.8517 5.04289C61.3969 4.61788 60.7874 4.40389 60.1702 4.45229ZM16.8926 8.53193C15.7196 8.6021 14.8032 9.58286 14.7997 10.7711C14.7997 12.0162 15.7983 13.0255 17.0291 13.0255C18.2603 13.0255 19.258 12.0162 19.258 10.7711C19.2566 10.1505 19.0019 9.55841 18.5539 9.1344C18.106 8.71043 17.5049 8.49243 16.8926 8.53193ZM66.5693 8.6239C65.4087 8.70948 64.5095 9.68588 64.5072 10.8632C64.6165 12.0173 65.5746 12.8992 66.7215 12.8992C67.8677 12.8992 68.8265 12.0173 68.935 10.8632C68.9335 10.2426 68.6788 9.65038 68.2306 9.22637C67.7831 8.80241 67.1821 8.58438 66.5693 8.6239ZM11.6459 13.6545C10.4852 13.74 9.58576 14.7168 9.5836 15.8937C9.5836 17.1387 10.5817 18.1482 11.8125 18.1482C13.0438 18.1482 14.0416 17.1387 14.0416 15.8937C14.0407 15.2673 13.7818 14.6699 13.3269 14.2449C12.8726 13.8201 12.2632 13.6061 11.6459 13.6545ZM71.6951 13.7157C70.5342 13.8013 69.6348 14.7778 69.6325 15.9551C69.6325 17.2002 70.6308 18.2094 71.8618 18.2094C73.0925 18.2094 74.0911 17.2002 74.0911 15.9551C74.0902 15.3289 73.8307 14.7312 73.3762 14.3062C72.9219 13.8816 72.3124 13.6674 71.6951 13.7157ZM7.6123 19.7275C7.01018 19.7142 6.42826 19.9479 5.99957 20.3756C5.57084 20.8034 5.33205 21.3885 5.33768 21.998C5.33768 23.243 6.33571 24.2524 7.56679 24.2524C8.79787 24.2524 9.79591 23.243 9.79591 21.998C9.80723 20.7635 8.83272 19.7502 7.6123 19.7275ZM76.2441 20.1574C75.0717 20.2438 74.1678 21.2383 74.1819 22.4274C74.1819 23.6721 75.1797 24.6815 76.4108 24.6815C77.642 24.6815 78.64 23.6721 78.64 22.4274C78.6477 21.7955 78.3923 21.1903 77.937 20.7583C77.4808 20.3264 76.8669 20.1086 76.2441 20.1574ZM4.27622 26.7216C3.09165 26.7927 2.17069 27.7912 2.18362 28.9915C2.18362 30.2364 3.18162 31.2463 4.41271 31.2463C5.64378 31.2463 6.64181 30.2364 6.64181 28.9915C6.6487 28.3658 6.3975 27.7653 5.94862 27.3346C5.49972 26.9036 4.8937 26.6818 4.27622 26.7216ZM79.1858 26.7216C78.0133 26.8079 77.1099 27.8025 77.1237 28.9915C77.2325 30.1459 78.1911 31.0275 79.3376 31.0275C80.4841 31.0275 81.4427 30.1459 81.5515 28.9915C81.5581 28.3658 81.3071 27.7653 80.8583 27.3346C80.4094 26.9036 79.8033 26.6818 79.1858 26.7216ZM2.57787 34.1445C1.41699 34.2302 0.517743 35.2066 0.515573 36.3838C0.515573 37.629 1.51357 38.6386 2.74466 38.6386C3.97577 38.6386 4.97375 37.629 4.97375 36.3838C4.97285 35.7579 4.71384 35.1602 4.25911 34.7355C3.80443 34.31 3.19515 34.0964 2.57787 34.1445ZM81.0056 34.5742C79.8449 34.6598 78.9457 35.6361 78.9435 36.8134C78.9435 38.0586 79.9409 39.0679 81.1722 39.0679C82.4035 39.0679 83.4015 38.0586 83.4015 36.8134C83.4005 36.1874 83.1415 35.5897 82.6868 35.1645C82.2321 34.7399 81.6229 34.5256 81.0056 34.5742ZM41.5188 38.255C40.2153 38.3484 39.2072 39.4487 39.2139 40.7704C39.2145 41.7174 39.7421 42.5835 40.5788 43.0096L33.7246 80.6464C33.7252 80.6157 33.7252 80.5852 33.7246 80.5545C33.8046 79.7034 33.401 78.88 32.6829 78.4298C31.9647 77.9793 31.0562 77.9793 30.3381 78.4298C29.6202 78.88 29.2164 79.7034 29.2966 80.5545C29.2858 81.6311 30.03 82.5642 31.0726 82.7811C32.1149 82.9978 33.163 82.4372 33.5731 81.4443L32.7543 85.9837L36.7573 86.0757C40.1471 54.7177 41.2967 43.6452 41.3368 43.2548C41.3671 43.2553 41.3976 43.2553 41.4277 43.2548C41.4848 43.7194 43.1184 56.9209 46.5228 86.1985L50.2535 85.9531L49.7072 83.0389C50.3896 83.2744 51.1419 83.1608 51.7267 82.7339C52.3112 82.3075 52.6551 81.6205 52.6491 80.8916C52.6524 80.0121 52.1483 79.2115 51.359 78.8418C50.57 78.4725 49.6404 78.6023 48.9793 79.1743L42.2769 43.1938C43.378 42.9157 44.1524 41.918 44.1574 40.7704C44.1606 40.0752 43.8782 39.4095 43.3783 38.933C42.8781 38.4559 42.2048 38.2104 41.5188 38.255ZM2.06228 41.6599C0.901434 41.7452 0.00217003 42.7219 0 43.8992C-7.10543e-14 45.1438 0.997995 46.1536 2.22909 46.1536C3.4602 46.1536 4.45819 45.1438 4.45819 43.8992C4.45725 43.273 4.19826 42.6754 3.74357 42.2502C3.28886 41.8254 2.67957 41.6113 2.06228 41.6599ZM81.1573 42.3652C79.9965 42.451 79.0971 43.4274 79.0948 44.6046C79.0948 45.8496 80.0931 46.859 81.3239 46.859C82.5553 46.859 83.5529 45.8496 83.5529 44.6046C83.5519 43.9782 83.2931 43.3807 82.8384 42.956C82.3838 42.5311 81.7744 42.3168 81.1573 42.3652ZM3.33605 49.3899C2.16325 49.4597 1.24667 50.4406 1.24344 51.6288C1.24344 52.8741 2.24145 53.8835 3.47255 53.8835C4.70363 53.8835 5.70164 52.8741 5.70164 51.6288C5.70011 51.0085 5.44525 50.416 4.99734 49.9924C4.54944 49.5682 3.94829 49.3501 3.33605 49.3899ZM79.8533 49.8806C78.6924 49.9659 77.7932 50.9425 77.7908 52.1197C77.7908 53.3648 78.7888 54.374 80.0199 54.374C81.2509 54.374 82.249 53.3648 82.249 52.1197C82.2481 51.4933 81.989 50.8961 81.5342 50.4709C81.0801 50.0461 80.4704 49.832 79.8533 49.8806ZM5.73198 56.5979C4.57109 56.6835 3.67185 57.6598 3.66967 58.8374C3.77846 59.9916 4.73707 60.8732 5.88358 60.8732C7.03012 60.8732 7.98875 59.9916 8.09753 58.8374C8.09599 58.2168 7.84113 57.6246 7.39324 57.2006C6.94533 56.7765 6.34417 56.5587 5.73198 56.5979ZM77.1843 57.3956C76.0237 57.4811 75.1239 58.4578 75.1217 59.6346C75.1217 60.8799 76.1202 61.8895 77.3512 61.8895C78.5822 61.8895 79.5804 60.8799 79.5804 59.6346C79.5793 59.0087 79.3204 58.4111 78.8654 57.9861C78.4107 57.5612 77.8017 57.3472 77.1843 57.3956ZM9.76556 63.6838C8.593 63.7699 7.68943 64.7646 7.70327 65.9537C7.81201 67.108 8.77067 67.9894 9.91719 67.9894C11.0636 67.9894 12.0222 67.108 12.1312 65.9537C12.138 65.3279 11.887 64.7274 11.4381 64.2968C10.9891 63.8659 10.383 63.6436 9.76556 63.6838ZM72.9382 64.2358C71.7774 64.3214 70.8786 65.2977 70.8764 66.4749C70.8764 67.7201 71.8739 68.7296 73.1054 68.7296C74.3361 68.7296 75.3343 67.7201 75.3343 66.4749C75.3334 65.8488 75.0743 65.2515 74.6197 64.8266C74.1648 64.4012 73.5556 64.1874 72.9382 64.2358ZM16.0131 70.0334C15.4058 70.0108 14.8161 70.2408 14.3806 70.6695C13.945 71.0983 13.7022 71.6883 13.7082 72.3031C13.7082 73.548 14.7063 74.5577 15.9373 74.5577C17.1684 74.5577 18.1662 73.548 18.1662 72.3031C18.178 71.0805 17.2217 70.0721 16.0131 70.0334ZM67.2066 70.4015C66.0217 70.472 65.1011 71.4709 65.1141 72.6711C65.1141 73.9164 66.1119 74.9258 67.343 74.9258C68.574 74.9258 69.5721 73.9164 69.5721 72.6711C69.5838 71.4483 68.6271 70.4398 67.4185 70.4015C67.3481 70.3982 67.2771 70.3982 67.2066 70.4015ZM22.746 74.849C22.1439 74.8351 21.5622 75.0688 21.1332 75.4966C20.7044 75.9245 20.4654 76.5099 20.4712 77.1187C20.4712 78.364 21.4693 79.3733 22.7002 79.3733C23.9314 79.3733 24.9294 78.364 24.9294 77.1187C24.9407 75.8846 23.9664 74.8716 22.746 74.849ZM59.5033 75.5545C58.3422 75.6401 57.4431 76.6166 57.4407 77.7937C57.5498 78.9483 58.5084 79.8298 59.6548 79.8298C60.8013 79.8298 61.7601 78.9483 61.8686 77.7937C61.867 77.1731 61.6123 76.581 61.1644 76.157C60.7168 75.7329 60.1153 75.5149 59.5033 75.5545ZM41.4584 79.1435C40.2975 79.2292 39.3979 80.2052 39.3958 81.3826C39.3958 82.6277 40.3938 83.637 41.6248 83.637C42.8558 83.637 43.854 82.6277 43.854 81.3826C43.853 80.7564 43.5943 80.1588 43.1396 79.734C42.6848 79.309 42.0755 79.0949 41.4584 79.1435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12362631990pt" svg:height="64.12362631990pt" svg:x="45.35510000000pt" svg:y="424.19600000000pt" svg:viewBox="0 0 64 64" svg:d="M64.1236 32.0617C64.1236 49.7691 49.7691 64.1236 32.0617 64.1236C14.3545 64.1236 0 49.7691 0 32.0617C0 14.3545 14.3545 0 32.0617 0C49.7691 0 64.1236 14.3545 64.1236 32.0617Z" calligra:nodeTypes="ccccc"/>
        <draw:path draw:style-name="gr5" xml:id="shape-13" draw:id="shape-13" draw:name="path2900" draw:layer="" svg:width="74.41678486726pt" svg:height="74.41678486726pt" svg:x="41.09770000000pt" svg:y="419.66000000000pt" svg:viewBox="0 0 74 74" svg:d="M74.4168 37.2083C74.4168 57.7579 57.7579 74.4168 37.2083 74.4168C16.6587 74.4168 0 57.7579 0 37.2083C0 16.6587 16.6587 0 37.2083 0C57.7579 0 74.4168 16.6587 74.4168 37.2083Z" calligra:nodeTypes="ccccc"/>
        <draw:path draw:style-name="gr6" xml:id="shape-14" draw:id="shape-14" draw:name="path2902" draw:layer="" svg:width="74.97220080201pt" svg:height="74.30772170563pt" svg:x="41.32970000000pt" svg:y="419.59500000000pt" svg:viewBox="0 0 75 74" svg:d="M25.1423 6.75682L21.7293 3.88942L21.9947 8.24632L18.6956 5.56518L18.9609 9.73591L15.8895 7.20366L16.5339 11.4114L13.2347 9.51241L14.3345 13.2363L10.1632 12.1564L11.9835 15.5452L8.07742 14.763L10.0494 18.2265L5.72626 17.6305L8.30493 20.9072L4.20937 20.9072L6.8639 23.1417L2.88207 23.8492L5.61249 26.0465L1.51692 27.2751L4.51275 29.6214L1.02391 31.3716L4.24726 32.9356L0.151692 35.0956L3.33716 35.6911L0 38.5585L3.71638 39.0053L0.379221 42.1335L4.47483 42.3197L0.948062 45.4851L5.04363 45.4106L1.82028 48.3893L6.33303 48.4643L3.33716 51.5177L7.43273 51.0709L4.6265 55.0925L9.10128 53.6774L6.52261 58.2951L10.8459 56.4331L9.25299 61.8328L13.5383 59.3747L12.2867 64.8117L16.7235 62.0936L15.9273 67.4557L19.8329 64.4023L19.492 70.0253L23.3599 66.2267L24.0804 71.701L27.6451 67.8281L28.6691 73.3022L31.7408 68.8708L33.2956 74.0097L35.6088 69.1688L38.1119 74.3077L39.7044 69.2058L42.2453 73.9724L43.6863 68.5728L46.9476 73.0415L47.6303 67.7166L51.3465 71.7752L51.4983 66.3011L55.4424 70.0253L55.1387 64.2163L59.2721 67.493L58.4001 62.1678L62.2683 65.0723L61.2063 59.4494L65.681 61.6094L64.0882 56.1355L68.6772 57.9224L66.2499 53.0073L71.066 54.4967L67.8048 49.6555L72.8483 50.1027L69.1702 46.3043L73.6826 46.0804L69.8906 42.7293L74.6689 41.5005L70.3837 38.6331L74.9345 37.4788L70.7625 35.3559L74.9722 34.2015L70.3074 32.6003L74.441 30.0679L69.3597 29.6586L73.1898 26.8655L68.9805 26.8655L73.1139 24.0355L67.8048 24.1843L71.2176 20.6094L66.2876 21.8012L69.625 18.1145L64.8086 18.5613L67.0084 14.2789L62.4578 16.0291L64.2021 11.1507L60.2201 13.4973L61.3578 8.507L57.4141 11.4114L57.6795 5.97477L54.3235 9.2704L53.6826 3.79174L49.7678 6.79358L48.9631 1.89588L45.96 5.63497L45.3162 1.05325L42.5276 5.10835L41.0797 0.473975L39.4169 4.47642L37.3255 0L35.9311 4.47642L33.1424 0.526635L32.767 4.7397L29.1737 1.21126L28.9592 5.63497L25.634 2.42251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19T12:26:02</dc:date>
    <meta:creation-date>2010-08-12T22:22:19</meta:creation-date>
    <dc:creator>Joshua L. Blocher</dc:creator>
    <meta:user-defined meta:name="initial">JLB</meta:user-defined>
  </office:meta>
</office:document-meta>
</file>